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8125in"/>
    </style:style>
    <style:style style:name="Table1.B" style:family="table-column">
      <style:table-column-properties style:column-width="0.375in"/>
    </style:style>
    <style:style style:name="Table1.C" style:family="table-column">
      <style:table-column-properties style:column-width="0.75in"/>
    </style:style>
    <style:style style:name="Table1.D" style:family="table-column">
      <style:table-column-properties style:column-width="4.9896in"/>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0625in"/>
    </style:style>
    <style:style style:name="Table4.B" style:family="table-column">
      <style:table-column-properties style:column-width="5.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B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625in"/>
    </style:style>
    <style:style style:name="Table2.C" style:family="table-column">
      <style:table-column-properties style:column-width="0.6875in"/>
    </style:style>
    <style:style style:name="Table2.D" style:family="table-column">
      <style:table-column-properties style:column-width="4.5521in"/>
    </style:style>
    <style:style style:name="Table2.A1" style:family="table-cell">
      <style:table-cell-properties fo:padding="0.0201in" fo:border-left="0.05pt solid #000000" fo:border-right="none" fo:border-top="0.05pt solid #000000" fo:border-bottom="0.05pt solid #000000" style:writing-mode="page"/>
    </style:style>
    <style:style style:name="Table2.D1" style:family="table-cell">
      <style:table-cell-properties fo:padding="0.0201in" fo:border="0.05pt solid #000000" style:writing-mode="page"/>
    </style:style>
    <style:style style:name="Table2.A2" style:family="table-cell">
      <style:table-cell-properties fo:padding="0.0201in" fo:border-left="0.05pt solid #000000" fo:border-right="none" fo:border-top="none" fo:border-bottom="0.05pt solid #000000" style:writing-mode="page"/>
    </style:style>
    <style:style style:name="Table2.D2" style:family="table-cell">
      <style:table-cell-properties fo:padding="0.0201in" fo:border-left="0.05pt solid #000000" fo:border-right="0.05pt solid #000000" fo:border-top="none" fo:border-bottom="0.05pt solid #000000" style:writing-mode="page"/>
    </style:style>
    <style:style style:name="Table2.6" style:family="table-row">
      <style:table-row-properties style:min-row-height="0.2292in"/>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2.4632in"/>
    </style:style>
    <style:style style:name="Table3.C" style:family="table-column">
      <style:table-column-properties style:column-width="0.5528in"/>
    </style:style>
    <style:style style:name="Table3.D" style:family="table-column">
      <style:table-column-properties style:column-width="3.6611in"/>
    </style:style>
    <style:style style:name="Table3.A1" style:family="table-cell">
      <style:table-cell-properties fo:padding="0.0201in" fo:border-left="0.05pt solid #000000" fo:border-right="none" fo:border-top="0.05pt solid #000000" fo:border-bottom="0.05pt solid #000000" style:writing-mode="page"/>
    </style:style>
    <style:style style:name="Table3.D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D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style:writing-mode="page"/>
    </style:style>
    <style:style style:name="P1" style:family="paragraph" style:parent-style-name="Preformatted_20_Text">
      <style:text-properties officeooo:paragraph-rsid="000c51bb"/>
    </style:style>
    <style:style style:name="P2" style:family="paragraph" style:parent-style-name="Preformatted_20_Text">
      <style:text-properties officeooo:rsid="000c51bb" officeooo:paragraph-rsid="000c51bb"/>
    </style:style>
    <style:style style:name="P3" style:family="paragraph" style:parent-style-name="Preformatted_20_Text">
      <style:paragraph-properties fo:text-align="start" style:justify-single-word="false"/>
      <style:text-properties officeooo:rsid="000c51bb" officeooo:paragraph-rsid="00392d1c"/>
    </style:style>
    <style:style style:name="P4" style:family="paragraph" style:parent-style-name="Preformatted_20_Text">
      <style:text-properties officeooo:rsid="000c51bb" officeooo:paragraph-rsid="0036d737"/>
    </style:style>
    <style:style style:name="P5" style:family="paragraph" style:parent-style-name="Preformatted_20_Text">
      <style:text-properties officeooo:rsid="000c51bb" officeooo:paragraph-rsid="00392d1c"/>
    </style:style>
    <style:style style:name="P6" style:family="paragraph" style:parent-style-name="Preformatted_20_Text">
      <style:text-properties officeooo:rsid="000a9844" officeooo:paragraph-rsid="000c51bb"/>
    </style:style>
    <style:style style:name="P7" style:family="paragraph" style:parent-style-name="Preformatted_20_Text">
      <style:text-properties officeooo:paragraph-rsid="001ba2e4"/>
    </style:style>
    <style:style style:name="P8" style:family="paragraph" style:parent-style-name="Preformatted_20_Text">
      <style:text-properties officeooo:rsid="001d9dc4" officeooo:paragraph-rsid="001d9dc4"/>
    </style:style>
    <style:style style:name="P9" style:family="paragraph" style:parent-style-name="Preformatted_20_Text">
      <style:text-properties officeooo:rsid="0022583e" officeooo:paragraph-rsid="0022583e"/>
    </style:style>
    <style:style style:name="P10" style:family="paragraph" style:parent-style-name="Preformatted_20_Text">
      <style:text-properties officeooo:paragraph-rsid="0022583e"/>
    </style:style>
    <style:style style:name="P11" style:family="paragraph" style:parent-style-name="Preformatted_20_Text">
      <style:text-properties officeooo:rsid="002770c6" officeooo:paragraph-rsid="002770c6"/>
    </style:style>
    <style:style style:name="P12" style:family="paragraph" style:parent-style-name="Preformatted_20_Text">
      <style:text-properties officeooo:paragraph-rsid="002770c6"/>
    </style:style>
    <style:style style:name="P13" style:family="paragraph" style:parent-style-name="Preformatted_20_Text">
      <style:text-properties officeooo:paragraph-rsid="00282b15"/>
    </style:style>
    <style:style style:name="P14" style:family="paragraph" style:parent-style-name="Preformatted_20_Text">
      <style:text-properties officeooo:paragraph-rsid="002e5ebe"/>
    </style:style>
    <style:style style:name="P15" style:family="paragraph" style:parent-style-name="Preformatted_20_Text">
      <style:text-properties officeooo:paragraph-rsid="0036bc76"/>
    </style:style>
    <style:style style:name="P16" style:family="paragraph" style:parent-style-name="Preformatted_20_Text">
      <style:text-properties officeooo:rsid="0036d737" officeooo:paragraph-rsid="0036d737"/>
    </style:style>
    <style:style style:name="P17" style:family="paragraph" style:parent-style-name="Preformatted_20_Text">
      <style:text-properties officeooo:rsid="0036d737" officeooo:paragraph-rsid="00392d1c"/>
    </style:style>
    <style:style style:name="P18" style:family="paragraph" style:parent-style-name="Preformatted_20_Text">
      <style:text-properties officeooo:paragraph-rsid="0036d737"/>
    </style:style>
    <style:style style:name="P19" style:family="paragraph" style:parent-style-name="Preformatted_20_Text">
      <style:text-properties officeooo:paragraph-rsid="00392d1c"/>
    </style:style>
    <style:style style:name="P20" style:family="paragraph" style:parent-style-name="Preformatted_20_Text">
      <style:text-properties officeooo:rsid="00392d1c" officeooo:paragraph-rsid="00392d1c"/>
    </style:style>
    <style:style style:name="P21" style:family="paragraph" style:parent-style-name="Preformatted_20_Text">
      <style:text-properties officeooo:rsid="0039680d" officeooo:paragraph-rsid="0039680d"/>
    </style:style>
    <style:style style:name="P22" style:family="paragraph" style:parent-style-name="Preformatted_20_Text">
      <style:text-properties officeooo:rsid="003beafc" officeooo:paragraph-rsid="003beafc"/>
    </style:style>
    <style:style style:name="P23" style:family="paragraph" style:parent-style-name="Preformatted_20_Text">
      <style:text-properties officeooo:paragraph-rsid="003d3f15"/>
    </style:style>
    <style:style style:name="P24" style:family="paragraph" style:parent-style-name="Preformatted_20_Text">
      <style:text-properties officeooo:paragraph-rsid="00407b6f"/>
    </style:style>
    <style:style style:name="P25" style:family="paragraph" style:parent-style-name="Preformatted_20_Text">
      <style:text-properties fo:font-style="italic" officeooo:rsid="000c51bb" officeooo:paragraph-rsid="0036d737" style:font-style-asian="italic" style:font-style-complex="italic"/>
    </style:style>
    <style:style style:name="P26" style:family="paragraph" style:parent-style-name="Preformatted_20_Text">
      <style:text-properties style:font-name="Liberation Mono" fo:font-size="10pt" fo:font-style="normal" officeooo:rsid="001d9dc4" officeooo:paragraph-rsid="001d9dc4" style:font-name-asian="DejaVu Sans Mono" style:font-size-asian="10pt" style:font-style-asian="normal" style:font-name-complex="Liberation Mono" style:font-size-complex="10pt" style:font-style-complex="normal"/>
    </style:style>
    <style:style style:name="P27" style:family="paragraph" style:parent-style-name="Preformatted_20_Text">
      <style:text-properties style:font-name="Liberation Mono" fo:font-size="10pt" fo:font-style="italic" officeooo:rsid="003beafc" officeooo:paragraph-rsid="00674a1e" style:font-name-asian="DejaVu Sans Mono" style:font-size-asian="10pt" style:font-style-asian="italic" style:font-name-complex="Liberation Mono" style:font-size-complex="10pt" style:font-style-complex="italic"/>
    </style:style>
    <style:style style:name="P28" style:family="paragraph" style:parent-style-name="Preformatted_20_Text">
      <style:text-properties officeooo:paragraph-rsid="00674a1e"/>
    </style:style>
    <style:style style:name="P29" style:family="paragraph" style:parent-style-name="Standard">
      <style:text-properties style:font-name="Liberation Mono" fo:font-size="10pt" officeooo:rsid="00179e73" officeooo:paragraph-rsid="00179e73" style:font-size-asian="10pt" style:font-size-complex="10pt"/>
    </style:style>
    <style:style style:name="P30" style:family="paragraph" style:parent-style-name="Standard">
      <style:text-properties style:font-name="Liberation Mono" fo:font-size="10pt" officeooo:paragraph-rsid="0055119b" style:font-size-asian="10pt" style:font-size-complex="10pt"/>
    </style:style>
    <style:style style:name="P31" style:family="paragraph" style:parent-style-name="Standard">
      <style:text-properties officeooo:paragraph-rsid="001119e2"/>
    </style:style>
    <style:style style:name="P32" style:family="paragraph" style:parent-style-name="Standard">
      <style:text-properties officeooo:paragraph-rsid="00179e73"/>
    </style:style>
    <style:style style:name="P33" style:family="paragraph" style:parent-style-name="Standard">
      <style:text-properties officeooo:rsid="00179e73" officeooo:paragraph-rsid="00179e73"/>
    </style:style>
    <style:style style:name="P34" style:family="paragraph" style:parent-style-name="Standard">
      <style:text-properties officeooo:rsid="002a3718" officeooo:paragraph-rsid="002a3718"/>
    </style:style>
    <style:style style:name="P35" style:family="paragraph" style:parent-style-name="Standard">
      <style:text-properties officeooo:rsid="002c0a86" officeooo:paragraph-rsid="002c0a86"/>
    </style:style>
    <style:style style:name="P36" style:family="paragraph" style:parent-style-name="Standard">
      <style:text-properties officeooo:rsid="002e5ebe" officeooo:paragraph-rsid="002e5ebe"/>
    </style:style>
    <style:style style:name="P37" style:family="paragraph" style:parent-style-name="Standard">
      <style:text-properties fo:font-style="normal" officeooo:rsid="002a3718" style:font-style-asian="normal" style:font-style-complex="normal"/>
    </style:style>
    <style:style style:name="P38" style:family="paragraph" style:parent-style-name="Standard">
      <style:text-properties fo:font-style="normal" officeooo:rsid="002a3718" officeooo:paragraph-rsid="002a3718" style:font-style-asian="normal" style:font-style-complex="normal"/>
    </style:style>
    <style:style style:name="P39" style:family="paragraph" style:parent-style-name="Standard">
      <style:text-properties fo:color="#000000" style:font-name="Ubuntu Mono" fo:font-size="10.5pt" fo:font-style="normal" fo:font-weight="normal" officeooo:paragraph-rsid="001119e2" style:font-size-asian="10.5pt" style:font-style-asian="normal" style:font-weight-asian="normal"/>
    </style:style>
    <style:style style:name="P40" style:family="paragraph" style:parent-style-name="Standard">
      <style:text-properties officeooo:paragraph-rsid="0055119b"/>
    </style:style>
    <style:style style:name="P41" style:family="paragraph" style:parent-style-name="Heading">
      <style:text-properties officeooo:rsid="00179e73" officeooo:paragraph-rsid="00179e73"/>
    </style:style>
    <style:style style:name="P42" style:family="paragraph" style:parent-style-name="Heading">
      <style:text-properties officeooo:rsid="00181c13" officeooo:paragraph-rsid="00181c13"/>
    </style:style>
    <style:style style:name="P43" style:family="paragraph" style:parent-style-name="Heading">
      <style:text-properties officeooo:rsid="004fb469" officeooo:paragraph-rsid="004fb469"/>
    </style:style>
    <style:style style:name="P44" style:family="paragraph" style:parent-style-name="Heading">
      <style:text-properties officeooo:rsid="004fef8c" officeooo:paragraph-rsid="004fef8c"/>
    </style:style>
    <style:style style:name="P45" style:family="paragraph" style:parent-style-name="Heading">
      <style:text-properties officeooo:paragraph-rsid="0055119b"/>
    </style:style>
    <style:style style:name="P46" style:family="paragraph" style:parent-style-name="Heading">
      <style:text-properties officeooo:rsid="005acdc0" officeooo:paragraph-rsid="005acdc0"/>
    </style:style>
    <style:style style:name="P47" style:family="paragraph" style:parent-style-name="Standard">
      <loext:graphic-properties draw:fill="solid" draw:fill-color="#ffffff"/>
      <style:paragraph-properties fo:background-color="#ffffff" fo:padding="0in" fo:border="none"/>
      <style:text-properties officeooo:paragraph-rsid="0028df96"/>
    </style:style>
    <style:style style:name="P48" style:family="paragraph" style:parent-style-name="Standard">
      <loext:graphic-properties draw:fill="solid" draw:fill-color="#ffffff"/>
      <style:paragraph-properties fo:text-align="center" style:justify-single-word="false" fo:background-color="#ffffff" fo:padding="0in" fo:border="none"/>
      <style:text-properties officeooo:rsid="0028df96" officeooo:paragraph-rsid="0028df96"/>
    </style:style>
    <style:style style:name="P49" style:family="paragraph" style:parent-style-name="Standard">
      <loext:graphic-properties draw:fill="solid" draw:fill-color="#ffffff"/>
      <style:paragraph-properties fo:background-color="#ffffff" fo:padding="0in" fo:border="none"/>
      <style:text-properties officeooo:rsid="0028df96" officeooo:paragraph-rsid="003191d8"/>
    </style:style>
    <style:style style:name="P50" style:family="paragraph" style:parent-style-name="Standard">
      <loext:graphic-properties draw:fill="solid" draw:fill-color="#ffffff"/>
      <style:paragraph-properties fo:background-color="#ffffff" fo:padding="0in" fo:border="none"/>
      <style:text-properties officeooo:paragraph-rsid="002ba7cd"/>
    </style:style>
    <style:style style:name="P51" style:family="paragraph" style:parent-style-name="Standard">
      <loext:graphic-properties draw:fill="solid" draw:fill-color="#ffffff"/>
      <style:paragraph-properties fo:text-align="center" style:justify-single-word="false" fo:background-color="#ffffff" fo:padding="0in" fo:border="none"/>
      <style:text-properties officeooo:rsid="002ba7cd" officeooo:paragraph-rsid="002ba7cd"/>
    </style:style>
    <style:style style:name="P52" style:family="paragraph" style:parent-style-name="Standard">
      <loext:graphic-properties draw:fill="solid" draw:fill-color="#ffffff"/>
      <style:paragraph-properties fo:background-color="#ffffff" fo:padding="0in" fo:border="none"/>
      <style:text-properties style:font-name="Liberation Mono" fo:font-size="10pt" officeooo:paragraph-rsid="002ba7cd" style:font-size-asian="10pt" style:font-size-complex="10pt"/>
    </style:style>
    <style:style style:name="P53" style:family="paragraph" style:parent-style-name="Standard">
      <loext:graphic-properties draw:fill="solid" draw:fill-color="#ffffff"/>
      <style:paragraph-properties fo:text-align="center" style:justify-single-word="false" fo:background-color="#ffffff" fo:padding="0in" fo:border="none"/>
      <style:text-properties officeooo:rsid="002e5ebe" officeooo:paragraph-rsid="002e5ebe"/>
    </style:style>
    <style:style style:name="P54" style:family="paragraph" style:parent-style-name="Standard">
      <loext:graphic-properties draw:fill="solid" draw:fill-color="#ffffff"/>
      <style:paragraph-properties fo:background-color="#ffffff" fo:padding="0in" fo:border="none"/>
      <style:text-properties officeooo:paragraph-rsid="002e5ebe"/>
    </style:style>
    <style:style style:name="P55"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style:font-size-asian="10.5pt" style:font-style-asian="normal" style:font-weight-asian="normal"/>
    </style:style>
    <style:style style:name="P56" style:family="paragraph" style:parent-style-name="Standard">
      <loext:graphic-properties draw:fill="solid" draw:fill-color="#ffffff"/>
      <style:paragraph-properties fo:background-color="#ffffff" fo:padding="0in" fo:border="none"/>
      <style:text-properties fo:color="#000000" style:font-name="Ubuntu Mono" fo:font-size="10.5pt" fo:font-style="normal" fo:font-weight="normal" officeooo:paragraph-rsid="0028df96" style:font-size-asian="10.5pt" style:font-style-asian="normal" style:font-weight-asian="normal"/>
    </style:style>
    <style:style style:name="P57" style:family="paragraph" style:parent-style-name="Table_20_Contents">
      <style:paragraph-properties fo:text-align="center" style:justify-single-word="false"/>
      <style:text-properties officeooo:rsid="00130634" officeooo:paragraph-rsid="00130634"/>
    </style:style>
    <style:style style:name="P58" style:family="paragraph" style:parent-style-name="Table_20_Contents">
      <style:text-properties officeooo:rsid="001484a3" officeooo:paragraph-rsid="001484a3"/>
    </style:style>
    <style:style style:name="P59" style:family="paragraph" style:parent-style-name="Table_20_Contents">
      <style:paragraph-properties fo:text-align="center" style:justify-single-word="false"/>
      <style:text-properties officeooo:rsid="001484a3" officeooo:paragraph-rsid="001484a3"/>
    </style:style>
    <style:style style:name="P60" style:family="paragraph" style:parent-style-name="Table_20_Contents">
      <style:paragraph-properties fo:text-align="center" style:justify-single-word="false"/>
    </style:style>
    <style:style style:name="P61" style:family="paragraph" style:parent-style-name="Table_20_Contents">
      <style:paragraph-properties fo:text-align="start" style:justify-single-word="false"/>
      <style:text-properties officeooo:paragraph-rsid="001484a3"/>
    </style:style>
    <style:style style:name="P62" style:family="paragraph" style:parent-style-name="Table_20_Contents">
      <style:text-properties officeooo:paragraph-rsid="001484a3"/>
    </style:style>
    <style:style style:name="P63" style:family="paragraph" style:parent-style-name="Table_20_Contents">
      <style:paragraph-properties fo:text-align="center" style:justify-single-word="false"/>
      <style:text-properties fo:font-weight="bold" officeooo:rsid="00130634" officeooo:paragraph-rsid="00130634" style:font-weight-asian="bold" style:font-weight-complex="bold"/>
    </style:style>
    <style:style style:name="P64" style:family="paragraph" style:parent-style-name="Table_20_Contents">
      <style:paragraph-properties fo:text-align="center" style:justify-single-word="false"/>
      <style:text-properties fo:font-weight="bold" officeooo:rsid="001484a3" officeooo:paragraph-rsid="001484a3" style:font-weight-asian="bold" style:font-weight-complex="bold"/>
    </style:style>
    <style:style style:name="P65" style:family="paragraph" style:parent-style-name="Table_20_Contents">
      <style:paragraph-properties fo:text-align="center" style:justify-single-word="false"/>
      <style:text-properties fo:font-weight="bold" officeooo:rsid="002ba7cd" officeooo:paragraph-rsid="002ba7cd" style:font-weight-asian="bold" style:font-weight-complex="bold"/>
    </style:style>
    <style:style style:name="P66" style:family="paragraph" style:parent-style-name="Table_20_Contents">
      <style:paragraph-properties fo:text-align="center" style:justify-single-word="false"/>
      <style:text-properties fo:font-weight="bold" officeooo:rsid="0028df96" officeooo:paragraph-rsid="0028df96" style:font-weight-asian="bold" style:font-weight-complex="bold"/>
    </style:style>
    <style:style style:name="P67" style:family="paragraph" style:parent-style-name="Table_20_Contents">
      <style:paragraph-properties fo:text-align="center" style:justify-single-word="false"/>
      <style:text-properties fo:font-weight="bold" officeooo:rsid="003f17de" officeooo:paragraph-rsid="003f17de" style:font-weight-asian="bold" style:font-weight-complex="bold"/>
    </style:style>
    <style:style style:name="P68" style:family="paragraph" style:parent-style-name="Table_20_Contents">
      <style:paragraph-properties fo:text-align="center" style:justify-single-word="false"/>
      <style:text-properties fo:font-weight="bold" officeooo:rsid="0051de15" officeooo:paragraph-rsid="0055119b" style:font-weight-asian="bold" style:font-weight-complex="bold"/>
    </style:style>
    <style:style style:name="P69" style:family="paragraph" style:parent-style-name="Table_20_Contents">
      <style:text-properties officeooo:rsid="00181c13" officeooo:paragraph-rsid="00181c13"/>
    </style:style>
    <style:style style:name="P70" style:family="paragraph" style:parent-style-name="Table_20_Contents">
      <style:paragraph-properties fo:text-align="center" style:justify-single-word="false"/>
      <style:text-properties officeooo:rsid="00181c13" officeooo:paragraph-rsid="00181c13"/>
    </style:style>
    <style:style style:name="P71" style:family="paragraph" style:parent-style-name="Table_20_Contents">
      <style:text-properties officeooo:rsid="001933a0" officeooo:paragraph-rsid="001933a0"/>
    </style:style>
    <style:style style:name="P72" style:family="paragraph" style:parent-style-name="Table_20_Contents">
      <style:text-properties officeooo:rsid="001af3e5" officeooo:paragraph-rsid="001af3e5"/>
    </style:style>
    <style:style style:name="P73" style:family="paragraph" style:parent-style-name="Table_20_Contents">
      <style:paragraph-properties fo:text-align="center" style:justify-single-word="false"/>
      <style:text-properties officeooo:rsid="0028df96" officeooo:paragraph-rsid="0028df96"/>
    </style:style>
    <style:style style:name="P74" style:family="paragraph" style:parent-style-name="Table_20_Contents">
      <style:paragraph-properties fo:text-align="center" style:justify-single-word="false"/>
      <style:text-properties officeooo:rsid="002ba7cd" officeooo:paragraph-rsid="002ba7cd"/>
    </style:style>
    <style:style style:name="P75" style:family="paragraph" style:parent-style-name="Table_20_Contents">
      <style:paragraph-properties fo:text-align="center" style:justify-single-word="false"/>
      <style:text-properties officeooo:rsid="002e5ebe" officeooo:paragraph-rsid="002e5ebe"/>
    </style:style>
    <style:style style:name="P76" style:family="paragraph" style:parent-style-name="Table_20_Contents">
      <style:paragraph-properties fo:text-align="center" style:justify-single-word="false"/>
      <style:text-properties officeooo:rsid="0051de15" officeooo:paragraph-rsid="0055119b"/>
    </style:style>
    <style:style style:name="P77" style:family="paragraph" style:parent-style-name="Table_20_Contents">
      <style:text-properties officeooo:rsid="0051de15" officeooo:paragraph-rsid="0055119b"/>
    </style:style>
    <style:style style:name="P78" style:family="paragraph" style:parent-style-name="Table_20_Contents">
      <style:paragraph-properties fo:text-align="center" style:justify-single-word="false"/>
      <style:text-properties officeooo:rsid="00528041" officeooo:paragraph-rsid="0055119b"/>
    </style:style>
    <style:style style:name="P79" style:family="paragraph" style:parent-style-name="Table_20_Contents">
      <style:text-properties officeooo:rsid="00528041" officeooo:paragraph-rsid="0055119b"/>
    </style:style>
    <style:style style:name="P80" style:family="paragraph" style:parent-style-name="Table_20_Contents">
      <style:text-properties officeooo:paragraph-rsid="0055119b"/>
    </style:style>
    <style:style style:name="P81" style:family="paragraph" style:parent-style-name="Text_20_body">
      <style:text-properties officeooo:rsid="000aae57" officeooo:paragraph-rsid="000aae57"/>
    </style:style>
    <style:style style:name="P82" style:family="paragraph" style:parent-style-name="Text_20_body">
      <style:text-properties officeooo:paragraph-rsid="00100b6d"/>
    </style:style>
    <style:style style:name="P83" style:family="paragraph" style:parent-style-name="Text_20_body">
      <style:text-properties officeooo:rsid="00130634" officeooo:paragraph-rsid="00130634"/>
    </style:style>
    <style:style style:name="P84" style:family="paragraph" style:parent-style-name="Text_20_body">
      <style:text-properties officeooo:rsid="00179e73" officeooo:paragraph-rsid="00179e73"/>
    </style:style>
    <style:style style:name="P85" style:family="paragraph" style:parent-style-name="Text_20_body">
      <style:text-properties officeooo:rsid="00179e73" officeooo:paragraph-rsid="00181c13"/>
    </style:style>
    <style:style style:name="P86" style:family="paragraph" style:parent-style-name="Text_20_body">
      <style:text-properties officeooo:paragraph-rsid="00179e73"/>
    </style:style>
    <style:style style:name="P87" style:family="paragraph" style:parent-style-name="Text_20_body">
      <style:text-properties officeooo:rsid="00181c13" officeooo:paragraph-rsid="00181c13"/>
    </style:style>
    <style:style style:name="P88" style:family="paragraph" style:parent-style-name="Text_20_body">
      <style:text-properties fo:font-style="italic" fo:font-weight="bold" officeooo:rsid="001af3e5" officeooo:paragraph-rsid="003e7c71" style:font-style-asian="italic" style:font-weight-asian="bold" style:font-style-complex="italic" style:font-weight-complex="bold"/>
    </style:style>
    <style:style style:name="P89" style:family="paragraph" style:parent-style-name="Text_20_body">
      <style:text-properties fo:font-style="italic" officeooo:rsid="00407b6f" officeooo:paragraph-rsid="0040d8f7" style:font-style-asian="italic" style:font-style-complex="italic"/>
    </style:style>
    <style:style style:name="P90" style:family="paragraph" style:parent-style-name="Text_20_body">
      <style:text-properties officeooo:paragraph-rsid="001c9e59"/>
    </style:style>
    <style:style style:name="P91" style:family="paragraph" style:parent-style-name="Text_20_body">
      <style:text-properties officeooo:paragraph-rsid="001d9dc4"/>
    </style:style>
    <style:style style:name="P92" style:family="paragraph" style:parent-style-name="Text_20_body">
      <style:text-properties officeooo:rsid="002103ca" officeooo:paragraph-rsid="002103ca"/>
    </style:style>
    <style:style style:name="P93" style:family="paragraph" style:parent-style-name="Text_20_body">
      <style:text-properties officeooo:rsid="0022583e" officeooo:paragraph-rsid="0022583e"/>
    </style:style>
    <style:style style:name="P94" style:family="paragraph" style:parent-style-name="Text_20_body">
      <style:text-properties officeooo:rsid="002632ee" officeooo:paragraph-rsid="002632ee"/>
    </style:style>
    <style:style style:name="P95" style:family="paragraph" style:parent-style-name="Text_20_body">
      <style:text-properties officeooo:rsid="00271ff4" officeooo:paragraph-rsid="00271ff4"/>
    </style:style>
    <style:style style:name="P96" style:family="paragraph" style:parent-style-name="Text_20_body">
      <style:text-properties officeooo:rsid="00271ff4" officeooo:paragraph-rsid="003e7c71"/>
    </style:style>
    <style:style style:name="P97" style:family="paragraph" style:parent-style-name="Text_20_body">
      <style:text-properties officeooo:rsid="002a3718" officeooo:paragraph-rsid="002a3718"/>
    </style:style>
    <style:style style:name="P98" style:family="paragraph" style:parent-style-name="Text_20_body">
      <style:text-properties officeooo:rsid="002ba7cd" officeooo:paragraph-rsid="002ba7cd"/>
    </style:style>
    <style:style style:name="P99" style:family="paragraph" style:parent-style-name="Text_20_body">
      <style:text-properties officeooo:rsid="002e5ebe" officeooo:paragraph-rsid="002e5ebe"/>
    </style:style>
    <style:style style:name="P100" style:family="paragraph" style:parent-style-name="Text_20_body">
      <style:text-properties officeooo:paragraph-rsid="00392d1c"/>
    </style:style>
    <style:style style:name="P101" style:family="paragraph" style:parent-style-name="Text_20_body">
      <style:text-properties officeooo:paragraph-rsid="0039680d"/>
    </style:style>
    <style:style style:name="P102" style:family="paragraph" style:parent-style-name="Text_20_body">
      <style:text-properties officeooo:paragraph-rsid="001ba2e4"/>
    </style:style>
    <style:style style:name="P103" style:family="paragraph" style:parent-style-name="Text_20_body">
      <style:text-properties officeooo:paragraph-rsid="003d3f15"/>
    </style:style>
    <style:style style:name="P104" style:family="paragraph" style:parent-style-name="Text_20_body">
      <style:text-properties officeooo:rsid="00407b6f" officeooo:paragraph-rsid="00407b6f"/>
    </style:style>
    <style:style style:name="P105" style:family="paragraph" style:parent-style-name="Text_20_body">
      <style:text-properties officeooo:paragraph-rsid="0040d8f7"/>
    </style:style>
    <style:style style:name="P106" style:family="paragraph" style:parent-style-name="Text_20_body">
      <style:text-properties fo:font-style="normal" fo:font-weight="normal" officeooo:rsid="001ba2e4" officeooo:paragraph-rsid="00181c13" style:font-style-asian="normal" style:font-weight-asian="normal" style:font-style-complex="normal" style:font-weight-complex="normal"/>
    </style:style>
    <style:style style:name="P107" style:family="paragraph" style:parent-style-name="Text_20_body">
      <style:text-properties fo:font-style="normal" fo:font-weight="normal" officeooo:rsid="003beafc" officeooo:paragraph-rsid="003beafc" style:font-style-asian="normal" style:font-weight-asian="normal" style:font-style-complex="normal" style:font-weight-complex="normal"/>
    </style:style>
    <style:style style:name="P108" style:family="paragraph" style:parent-style-name="Text_20_body">
      <style:text-properties fo:font-style="normal" officeooo:rsid="001d9dc4" officeooo:paragraph-rsid="001d9dc4" style:font-style-asian="normal" style:font-style-complex="normal"/>
    </style:style>
    <style:style style:name="P109" style:family="paragraph" style:parent-style-name="Text_20_body">
      <style:text-properties fo:font-style="normal" officeooo:rsid="0051de15" officeooo:paragraph-rsid="0055119b" style:font-style-asian="normal" style:font-style-complex="normal"/>
    </style:style>
    <style:style style:name="P110" style:family="paragraph" style:parent-style-name="Text_20_body">
      <style:text-properties fo:font-style="normal" fo:font-weight="bold" officeooo:rsid="0068be56" officeooo:paragraph-rsid="003e7c71" style:font-style-asian="normal" style:font-weight-asian="bold" style:font-style-complex="normal" style:font-weight-complex="bold"/>
    </style:style>
    <style:style style:name="P111" style:family="paragraph" style:parent-style-name="Text_20_body">
      <style:text-properties officeooo:rsid="004e8881" officeooo:paragraph-rsid="004e8881"/>
    </style:style>
    <style:style style:name="P112" style:family="paragraph" style:parent-style-name="Text_20_body">
      <style:text-properties officeooo:rsid="004fb469" officeooo:paragraph-rsid="004fb469"/>
    </style:style>
    <style:style style:name="P113" style:family="paragraph" style:parent-style-name="Text_20_body">
      <style:text-properties officeooo:rsid="0051de15" officeooo:paragraph-rsid="0055119b"/>
    </style:style>
    <style:style style:name="P114" style:family="paragraph" style:parent-style-name="Text_20_body">
      <style:text-properties officeooo:rsid="004fef8c" officeooo:paragraph-rsid="004fef8c"/>
    </style:style>
    <style:style style:name="P115" style:family="paragraph" style:parent-style-name="Text_20_body">
      <style:text-properties officeooo:rsid="005acdc0" officeooo:paragraph-rsid="005acdc0"/>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9252in" style:type="right" style:leader-style="dotted" style:leader-text="."/>
        </style:tab-stops>
      </style:paragraph-properties>
    </style:style>
    <style:style style:name="P118" style:family="paragraph" style:parent-style-name="Contents_20_3">
      <style:paragraph-properties>
        <style:tab-stops>
          <style:tab-stop style:position="6.9252in" style:type="right" style:leader-style="dotted" style:leader-text="."/>
        </style:tab-stops>
      </style:paragraph-properties>
    </style:style>
    <style:style style:name="P119" style:family="paragraph" style:parent-style-name="Heading_20_1">
      <style:text-properties officeooo:rsid="000aae57" officeooo:paragraph-rsid="000aae57"/>
    </style:style>
    <style:style style:name="P120" style:family="paragraph" style:parent-style-name="Heading_20_1">
      <style:text-properties officeooo:rsid="00130634" officeooo:paragraph-rsid="00130634"/>
    </style:style>
    <style:style style:name="P121" style:family="paragraph" style:parent-style-name="Heading_20_1">
      <style:text-properties officeooo:rsid="001119e2" officeooo:paragraph-rsid="001119e2"/>
    </style:style>
    <style:style style:name="P122" style:family="paragraph" style:parent-style-name="Heading_20_1">
      <style:text-properties officeooo:rsid="00271ff4" officeooo:paragraph-rsid="00271ff4"/>
    </style:style>
    <style:style style:name="P123" style:family="paragraph" style:parent-style-name="Heading_20_2">
      <style:text-properties officeooo:rsid="002632ee" officeooo:paragraph-rsid="002632ee"/>
    </style:style>
    <style:style style:name="P124" style:family="paragraph" style:parent-style-name="Heading_20_2">
      <style:text-properties officeooo:rsid="0051de15" officeooo:paragraph-rsid="0055119b"/>
    </style:style>
    <style:style style:name="P125" style:family="paragraph" style:parent-style-name="Heading_20_2">
      <style:text-properties officeooo:paragraph-rsid="001c9e59"/>
    </style:style>
    <style:style style:name="P126" style:family="paragraph" style:parent-style-name="Table_20_Contents">
      <style:text-properties officeooo:rsid="00747597" officeooo:paragraph-rsid="00747597"/>
    </style:style>
    <style:style style:name="P127" style:family="paragraph" style:parent-style-name="Table_20_Contents">
      <style:paragraph-properties fo:text-align="center" style:justify-single-word="false"/>
      <style:text-properties officeooo:rsid="00747597" officeooo:paragraph-rsid="00747597"/>
    </style:style>
    <style:style style:name="P128" style:family="paragraph" style:parent-style-name="Table_20_Contents">
      <style:text-properties officeooo:paragraph-rsid="00747597"/>
    </style:style>
    <style:style style:name="P129" style:family="paragraph" style:parent-style-name="Table_20_Contents">
      <style:text-properties officeooo:rsid="00760f73" officeooo:paragraph-rsid="00760f73"/>
    </style:style>
    <style:style style:name="P130" style:family="paragraph" style:parent-style-name="Text_20_body" style:list-style-name="L1">
      <style:text-properties officeooo:paragraph-rsid="004e8881"/>
    </style:style>
    <style:style style:name="P131" style:family="paragraph" style:parent-style-name="Text_20_body" style:list-style-name="L1">
      <style:text-properties officeooo:rsid="004fb469" officeooo:paragraph-rsid="004fb469"/>
    </style:style>
    <style:style style:name="P132" style:family="paragraph" style:parent-style-name="Text_20_body" style:list-style-name="L2">
      <style:text-properties officeooo:rsid="004fb469" officeooo:paragraph-rsid="004fb469"/>
    </style:style>
    <style:style style:name="P133" style:family="paragraph" style:parent-style-name="Text_20_body" style:list-style-name="L1">
      <style:text-properties officeooo:rsid="004e8881" officeooo:paragraph-rsid="004e8881"/>
    </style:style>
    <style:style style:name="P134" style:family="paragraph" style:parent-style-name="Text_20_body" style:list-style-name="L2">
      <style:text-properties officeooo:rsid="004fb52d" officeooo:paragraph-rsid="004fb52d"/>
    </style:style>
    <style:style style:name="P135" style:family="paragraph" style:parent-style-name="Text_20_body" style:list-style-name="L3">
      <style:text-properties officeooo:rsid="004fef8c" officeooo:paragraph-rsid="004fef8c"/>
    </style:style>
    <style:style style:name="P136" style:family="paragraph" style:parent-style-name="Text_20_body" style:list-style-name="L4"/>
    <style:style style:name="P137" style:family="paragraph" style:parent-style-name="Text_20_body" style:list-style-name="L4">
      <style:text-properties officeooo:paragraph-rsid="002c0a86"/>
    </style:style>
    <style:style style:name="P138" style:family="paragraph" style:parent-style-name="Text_20_body" style:list-style-name="L4">
      <style:text-properties officeooo:rsid="002c0a86" officeooo:paragraph-rsid="002c0a86"/>
    </style:style>
    <style:style style:name="P139" style:family="paragraph" style:parent-style-name="Text_20_body">
      <style:text-properties officeooo:paragraph-rsid="001ba2e4"/>
    </style:style>
    <style:style style:name="P140" style:family="paragraph" style:parent-style-name="Text_20_body">
      <style:text-properties officeooo:rsid="0072edf2" officeooo:paragraph-rsid="00747597"/>
    </style:style>
    <style:style style:name="P141" style:family="paragraph" style:parent-style-name="Text_20_body">
      <style:paragraph-properties fo:text-align="center" style:justify-single-word="false"/>
      <style:text-properties officeooo:rsid="0072edf2" officeooo:paragraph-rsid="00747597"/>
    </style:style>
    <style:style style:name="P142" style:family="paragraph" style:parent-style-name="Text_20_body">
      <style:text-properties officeooo:rsid="0074717f" officeooo:paragraph-rsid="0074717f"/>
    </style:style>
    <style:style style:name="P143" style:family="paragraph" style:parent-style-name="Text_20_body">
      <style:text-properties style:font-name="Liberation Mono" fo:font-size="10pt" fo:font-weight="bold" officeooo:rsid="0074717f" officeooo:paragraph-rsid="0074717f" style:font-size-asian="10pt" style:font-weight-asian="bold" style:font-size-complex="10pt" style:font-weight-complex="bold"/>
    </style:style>
    <style:style style:name="P144" style:family="paragraph" style:parent-style-name="Text_20_body">
      <style:paragraph-properties fo:text-align="center" style:justify-single-word="false"/>
      <style:text-properties officeooo:rsid="00760f73" officeooo:paragraph-rsid="00760f73"/>
    </style:style>
    <style:style style:name="T1" style:family="text">
      <style:text-properties officeooo:rsid="000c51bb"/>
    </style:style>
    <style:style style:name="T2" style:family="text">
      <style:text-properties officeooo:rsid="000a9844"/>
    </style:style>
    <style:style style:name="T3" style:family="text">
      <style:text-properties style:font-name="Liberation Mono" fo:font-size="10pt" officeooo:rsid="000c51bb" style:font-name-asian="DejaVu Sans Mono" style:font-size-asian="10pt" style:font-name-complex="Liberation Mono" style:font-size-complex="10pt"/>
    </style:style>
    <style:style style:name="T4" style:family="text">
      <style:text-properties style:font-name="Liberation Mono" fo:font-size="10pt" officeooo:rsid="001d9dc4" style:font-name-asian="DejaVu Sans Mono" style:font-size-asian="10pt" style:font-name-complex="Liberation Mono" style:font-size-complex="10pt"/>
    </style:style>
    <style:style style:name="T5" style:family="text">
      <style:text-properties style:font-name="Liberation Mono" fo:font-size="10pt" officeooo:rsid="001dd558" style:font-name-asian="DejaVu Sans Mono" style:font-size-asian="10pt" style:font-name-complex="Liberation Mono" style:font-size-complex="10pt"/>
    </style:style>
    <style:style style:name="T6" style:family="text">
      <style:text-properties style:font-name="Liberation Mono" fo:font-size="10pt" officeooo:rsid="0022583e" style:font-name-asian="DejaVu Sans Mono" style:font-size-asian="10pt" style:font-name-complex="Liberation Mono" style:font-size-complex="10pt"/>
    </style:style>
    <style:style style:name="T7" style:family="text">
      <style:text-properties style:font-name="Liberation Mono" fo:font-size="10pt" officeooo:rsid="002770c6" style:font-name-asian="DejaVu Sans Mono" style:font-size-asian="10pt" style:font-name-complex="Liberation Mono" style:font-size-complex="10pt"/>
    </style:style>
    <style:style style:name="T8" style:family="text">
      <style:text-properties style:font-name="Liberation Mono" fo:font-size="10pt" officeooo:rsid="00282b15" style:font-name-asian="DejaVu Sans Mono" style:font-size-asian="10pt" style:font-name-complex="Liberation Mono" style:font-size-complex="10pt"/>
    </style:style>
    <style:style style:name="T9" style:family="text">
      <style:text-properties style:font-name="Liberation Mono" fo:font-size="10pt" officeooo:rsid="002e5ebe" style:font-name-asian="DejaVu Sans Mono" style:font-size-asian="10pt" style:font-name-complex="Liberation Mono" style:font-size-complex="10pt"/>
    </style:style>
    <style:style style:name="T10" style:family="text">
      <style:text-properties style:font-name="Liberation Mono" fo:font-size="10pt" officeooo:rsid="0036d737" style:font-name-asian="DejaVu Sans Mono" style:font-size-asian="10pt" style:font-name-complex="Liberation Mono" style:font-size-complex="10pt"/>
    </style:style>
    <style:style style:name="T11" style:family="text">
      <style:text-properties style:font-name="Liberation Mono" fo:font-size="10pt" officeooo:rsid="00392d1c" style:font-name-asian="DejaVu Sans Mono" style:font-size-asian="10pt" style:font-name-complex="Liberation Mono" style:font-size-complex="10pt"/>
    </style:style>
    <style:style style:name="T12" style:family="text">
      <style:text-properties style:font-name="Liberation Mono" fo:font-size="10pt" officeooo:rsid="003beafc" style:font-name-asian="DejaVu Sans Mono" style:font-size-asian="10pt" style:font-name-complex="Liberation Mono" style:font-size-complex="10pt"/>
    </style:style>
    <style:style style:name="T13" style:family="text">
      <style:text-properties style:font-name="Liberation Mono" fo:font-size="10pt" officeooo:rsid="00407b6f" style:font-name-asian="DejaVu Sans Mono" style:font-size-asian="10pt" style:font-name-complex="Liberation Mono" style:font-size-complex="10pt"/>
    </style:style>
    <style:style style:name="T14" style:family="text">
      <style:text-properties style:font-name="Liberation Mono" fo:font-size="10pt" officeooo:rsid="00674a1e" style:font-name-asian="DejaVu Sans Mono" style:font-size-asian="10pt" style:font-name-complex="Liberation Mono" style:font-size-complex="10pt"/>
    </style:style>
    <style:style style:name="T15" style:family="text">
      <style:text-properties style:font-name="Liberation Mono" fo:font-size="10pt" fo:font-style="normal" style:font-name-asian="DejaVu Sans Mono" style:font-size-asian="10pt" style:font-style-asian="normal" style:font-name-complex="Liberation Mono" style:font-size-complex="10pt" style:font-style-complex="normal"/>
    </style:style>
    <style:style style:name="T16" style:family="text">
      <style:text-properties style:font-name="Liberation Mono" fo:font-size="10pt" fo:font-style="normal" officeooo:rsid="00674a1e" style:font-name-asian="DejaVu Sans Mono" style:font-size-asian="10pt" style:font-style-asian="normal" style:font-name-complex="Liberation Mono" style:font-size-complex="10pt" style:font-style-complex="normal"/>
    </style:style>
    <style:style style:name="T17" style:family="text">
      <style:text-properties style:font-name="Liberation Mono" fo:font-size="10pt" fo:font-style="normal" style:font-size-asian="10pt" style:font-style-asian="normal" style:font-size-complex="10pt" style:font-style-complex="normal"/>
    </style:style>
    <style:style style:name="T18" style:family="text">
      <style:text-properties style:font-name="Liberation Mono" fo:font-size="10pt" fo:font-style="normal" officeooo:rsid="001d9dc4" style:font-size-asian="10pt" style:font-style-asian="normal" style:font-size-complex="10pt" style:font-style-complex="normal"/>
    </style:style>
    <style:style style:name="T19" style:family="text">
      <style:text-properties style:font-name="Liberation Mono" fo:font-size="10pt" fo:font-style="normal" officeooo:rsid="00271ff4" style:font-size-asian="10pt" style:font-style-asian="normal" style:font-size-complex="10pt" style:font-style-complex="normal"/>
    </style:style>
    <style:style style:name="T20" style:family="text">
      <style:text-properties style:font-name="Liberation Mono" fo:font-size="10pt" fo:font-style="normal" officeooo:rsid="003beafc" style:font-size-asian="10pt" style:font-style-asian="normal" style:font-size-complex="10pt" style:font-style-complex="normal"/>
    </style:style>
    <style:style style:name="T21" style:family="text">
      <style:text-properties style:font-name="Liberation Mono" fo:font-size="10pt" fo:font-style="normal" officeooo:rsid="004c8a5f" style:font-size-asian="10pt" style:font-style-asian="normal" style:font-size-complex="10pt" style:font-style-complex="normal"/>
    </style:style>
    <style:style style:name="T22" style:family="text">
      <style:text-properties style:font-name="Liberation Mono" fo:font-size="10pt" fo:font-style="normal" fo:font-weight="normal" officeooo:rsid="001ba2e4" style:font-size-asian="10pt" style:font-style-asian="normal" style:font-weight-asian="normal" style:font-size-complex="10pt" style:font-style-complex="normal" style:font-weight-complex="normal"/>
    </style:style>
    <style:style style:name="T23" style:family="text">
      <style:text-properties style:font-name="Liberation Mono" fo:font-size="10pt" fo:font-style="normal" fo:font-weight="normal" officeooo:rsid="003beafc" style:font-size-asian="10pt" style:font-style-asian="normal" style:font-weight-asian="normal" style:font-size-complex="10pt" style:font-style-complex="normal" style:font-weight-complex="normal"/>
    </style:style>
    <style:style style:name="T24" style:family="text">
      <style:text-properties style:font-name="Liberation Mono" fo:font-size="10pt" fo:font-style="normal" fo:font-weight="normal" officeooo:rsid="003d3f15" style:font-size-asian="10pt" style:font-style-asian="normal" style:font-weight-asian="normal" style:font-size-complex="10pt" style:font-style-complex="normal" style:font-weight-complex="normal"/>
    </style:style>
    <style:style style:name="T25" style:family="text">
      <style:text-properties style:font-name="Liberation Mono" fo:font-size="10pt" fo:font-style="italic" officeooo:rsid="00392d1c" style:font-name-asian="DejaVu Sans Mono" style:font-size-asian="10pt" style:font-style-asian="italic" style:font-name-complex="Liberation Mono" style:font-size-complex="10pt" style:font-style-complex="italic"/>
    </style:style>
    <style:style style:name="T26" style:family="text">
      <style:text-properties style:font-name="Liberation Mono" fo:font-size="10pt" fo:font-style="italic" officeooo:rsid="0039680d" style:font-name-asian="DejaVu Sans Mono" style:font-size-asian="10pt" style:font-style-asian="italic" style:font-name-complex="Liberation Mono" style:font-size-complex="10pt" style:font-style-complex="italic"/>
    </style:style>
    <style:style style:name="T27" style:family="text">
      <style:text-properties style:font-name="Liberation Mono" fo:font-size="10pt" fo:font-style="italic" officeooo:rsid="003beafc" style:font-name-asian="DejaVu Sans Mono" style:font-size-asian="10pt" style:font-style-asian="italic" style:font-name-complex="Liberation Mono" style:font-size-complex="10pt" style:font-style-complex="italic"/>
    </style:style>
    <style:style style:name="T28" style:family="text">
      <style:text-properties style:font-name="Liberation Mono" fo:font-size="10pt" fo:font-style="italic" officeooo:rsid="00674a1e" style:font-name-asian="DejaVu Sans Mono" style:font-size-asian="10pt" style:font-style-asian="italic" style:font-name-complex="Liberation Mono" style:font-size-complex="10pt" style:font-style-complex="italic"/>
    </style:style>
    <style:style style:name="T29" style:family="text">
      <style:text-properties style:font-name="Liberation Mono" fo:font-size="10pt" fo:font-style="italic" style:font-size-asian="10pt" style:font-style-asian="italic" style:font-size-complex="10pt" style:font-style-complex="italic"/>
    </style:style>
    <style:style style:name="T30" style:family="text">
      <style:text-properties style:font-name="Liberation Mono" fo:font-size="10pt" fo:font-style="italic" officeooo:rsid="001d9dc4" style:font-size-asian="10pt" style:font-style-asian="italic" style:font-size-complex="10pt" style:font-style-complex="italic"/>
    </style:style>
    <style:style style:name="T31" style:family="text">
      <style:text-properties style:font-name="Liberation Mono" fo:font-size="10pt" fo:font-style="italic" officeooo:rsid="003beafc" style:font-size-asian="10pt" style:font-style-asian="italic" style:font-size-complex="10pt" style:font-style-complex="italic"/>
    </style:style>
    <style:style style:name="T32" style:family="text">
      <style:text-properties style:font-name="Liberation Mono" fo:font-size="10pt" style:font-size-asian="10pt" style:font-size-complex="10pt"/>
    </style:style>
    <style:style style:name="T33" style:family="text">
      <style:text-properties style:font-name="Liberation Mono" fo:font-size="10pt" officeooo:rsid="001d9dc4" style:font-size-asian="10pt" style:font-size-complex="10pt"/>
    </style:style>
    <style:style style:name="T34" style:family="text">
      <style:text-properties style:font-name="Liberation Mono" fo:font-size="10pt" officeooo:rsid="001ba2e4" style:font-size-asian="10pt" style:font-size-complex="10pt"/>
    </style:style>
    <style:style style:name="T35" style:family="text">
      <style:text-properties style:font-name="Liberation Mono" fo:font-size="10pt" officeooo:rsid="003d3f15" style:font-size-asian="10pt" style:font-size-complex="10pt"/>
    </style:style>
    <style:style style:name="T36" style:family="text">
      <style:text-properties style:font-name="Liberation Mono" fo:font-size="10pt" officeooo:rsid="0051de15" style:font-size-asian="10pt" style:font-size-complex="10pt"/>
    </style:style>
    <style:style style:name="T37" style:family="text">
      <style:text-properties style:font-name="Liberation Mono" fo:font-size="10pt" officeooo:rsid="00528041" style:font-size-asian="10pt" style:font-size-complex="10pt"/>
    </style:style>
    <style:style style:name="T38" style:family="text">
      <style:text-properties style:font-name="Liberation Mono" fo:font-size="10pt" officeooo:rsid="0056c75c" style:font-size-asian="10pt" style:font-size-complex="10pt"/>
    </style:style>
    <style:style style:name="T39" style:family="text">
      <style:text-properties style:font-name="Liberation Mono" fo:font-size="10pt" fo:font-weight="bold" officeooo:rsid="0051de15" style:font-size-asian="10pt" style:font-weight-asian="bold" style:font-size-complex="10pt" style:font-weight-complex="bold"/>
    </style:style>
    <style:style style:name="T40" style:family="text">
      <style:text-properties style:font-name="Liberation Mono" fo:font-size="10pt" fo:font-weight="bold" officeooo:rsid="005c8a3e" style:font-size-asian="10pt" style:font-weight-asian="bold" style:font-size-complex="10pt" style:font-weight-complex="bold"/>
    </style:style>
    <style:style style:name="T41" style:family="text">
      <style:text-properties fo:font-style="italic" style:font-style-asian="italic" style:font-style-complex="italic"/>
    </style:style>
    <style:style style:name="T42" style:family="text">
      <style:text-properties fo:font-style="italic" officeooo:rsid="0034b0f9" style:font-style-asian="italic" style:font-style-complex="italic"/>
    </style:style>
    <style:style style:name="T43" style:family="text">
      <style:text-properties fo:font-style="italic" officeooo:rsid="0036d737" style:font-style-asian="italic" style:font-style-complex="italic"/>
    </style:style>
    <style:style style:name="T44" style:family="text">
      <style:text-properties fo:font-style="italic" officeooo:rsid="000c51bb" style:font-style-asian="italic" style:font-style-complex="italic"/>
    </style:style>
    <style:style style:name="T45" style:family="text">
      <style:text-properties fo:font-style="italic" officeooo:rsid="001ba2e4" style:font-style-asian="italic" style:font-style-complex="italic"/>
    </style:style>
    <style:style style:name="T46" style:family="text">
      <style:text-properties fo:font-style="italic" officeooo:rsid="004b579f" style:font-style-asian="italic" style:font-style-complex="italic"/>
    </style:style>
    <style:style style:name="T47" style:family="text">
      <style:text-properties fo:font-style="italic" officeooo:rsid="00704dda" style:font-style-asian="italic" style:font-style-complex="italic"/>
    </style:style>
    <style:style style:name="T48" style:family="text">
      <style:text-properties fo:font-style="italic" officeooo:rsid="0074717f" style:font-style-asian="italic" style:font-style-complex="italic"/>
    </style:style>
    <style:style style:name="T49" style:family="text">
      <style:text-properties fo:font-style="italic" fo:font-weight="bold" officeooo:rsid="001af3e5" style:font-style-asian="italic" style:font-weight-asian="bold" style:font-style-complex="italic" style:font-weight-complex="bold"/>
    </style:style>
    <style:style style:name="T50" style:family="text">
      <style:text-properties fo:font-style="italic" fo:font-weight="bold" officeooo:rsid="00528041" style:font-style-asian="italic" style:font-weight-asian="bold" style:font-style-complex="italic" style:font-weight-complex="bold"/>
    </style:style>
    <style:style style:name="T51" style:family="text">
      <style:text-properties officeooo:rsid="00100b6d"/>
    </style:style>
    <style:style style:name="T52" style:family="text">
      <style:text-properties fo:font-weight="bold" style:font-weight-asian="bold" style:font-weight-complex="bold"/>
    </style:style>
    <style:style style:name="T53" style:family="text">
      <style:text-properties fo:font-weight="bold" officeooo:rsid="00100b6d" style:font-weight-asian="bold" style:font-weight-complex="bold"/>
    </style:style>
    <style:style style:name="T54" style:family="text">
      <style:text-properties fo:font-weight="bold" officeooo:rsid="00179e73" style:font-weight-asian="bold" style:font-weight-complex="bold"/>
    </style:style>
    <style:style style:name="T55" style:family="text">
      <style:text-properties fo:font-weight="bold" officeooo:rsid="002a3718" style:font-weight-asian="bold" style:font-weight-complex="bold"/>
    </style:style>
    <style:style style:name="T56" style:family="text">
      <style:text-properties fo:font-weight="bold" officeooo:rsid="003e7c71" style:font-weight-asian="bold" style:font-weight-complex="bold"/>
    </style:style>
    <style:style style:name="T57" style:family="text">
      <style:text-properties fo:font-weight="normal" style:font-weight-asian="normal" style:font-weight-complex="normal"/>
    </style:style>
    <style:style style:name="T58" style:family="text">
      <style:text-properties fo:font-weight="normal" officeooo:rsid="00100b6d" style:font-weight-asian="normal" style:font-weight-complex="normal"/>
    </style:style>
    <style:style style:name="T59" style:family="text">
      <style:text-properties fo:font-weight="normal" officeooo:rsid="00179e73" style:font-weight-asian="normal" style:font-weight-complex="normal"/>
    </style:style>
    <style:style style:name="T60" style:family="text">
      <style:text-properties fo:font-weight="normal" officeooo:rsid="0039680d" style:font-weight-asian="normal" style:font-weight-complex="normal"/>
    </style:style>
    <style:style style:name="T61" style:family="text">
      <style:text-properties fo:font-weight="normal" officeooo:rsid="003e7c71" style:font-weight-asian="normal" style:font-weight-complex="normal"/>
    </style:style>
    <style:style style:name="T62" style:family="text">
      <style:text-properties fo:font-weight="normal" officeooo:rsid="004e8881" style:font-weight-asian="normal" style:font-weight-complex="normal"/>
    </style:style>
    <style:style style:name="T63" style:family="text">
      <style:text-properties fo:color="#000000" style:font-name="Ubuntu Mono" fo:font-size="10.5pt" fo:font-style="normal" fo:font-weight="normal" style:font-size-asian="10.5pt" style:font-style-asian="normal" style:font-weight-asian="normal"/>
    </style:style>
    <style:style style:name="T64" style:family="text">
      <style:text-properties fo:color="#000000" style:font-name="Ubuntu Mono" fo:font-size="10.5pt" fo:font-style="normal" fo:font-weight="normal" officeooo:rsid="0028df96" style:font-size-asian="10.5pt" style:font-style-asian="normal" style:font-weight-asian="normal"/>
    </style:style>
    <style:style style:name="T65" style:family="text">
      <style:text-properties fo:color="#000000" style:font-name="Ubuntu Mono" fo:font-size="10.5pt" fo:font-style="normal" fo:font-weight="normal" officeooo:rsid="002ba7cd" style:font-size-asian="10.5pt" style:font-style-asian="normal" style:font-weight-asian="normal"/>
    </style:style>
    <style:style style:name="T66" style:family="text">
      <style:text-properties fo:color="#000000" style:font-name="Ubuntu Mono" fo:font-size="10.5pt" fo:font-style="normal" fo:font-weight="normal" officeooo:rsid="002ba7cd" style:font-size-asian="10.5pt" style:font-style-asian="normal" style:font-weight-asian="normal" style:font-style-complex="normal"/>
    </style:style>
    <style:style style:name="T67" style:family="text">
      <style:text-properties fo:color="#000000" style:font-name="Ubuntu Mono" fo:font-size="10.5pt" fo:font-style="normal" fo:font-weight="normal" officeooo:rsid="002c0a86" style:font-size-asian="10.5pt" style:font-style-asian="normal" style:font-weight-asian="normal"/>
    </style:style>
    <style:style style:name="T68" style:family="text">
      <style:text-properties fo:color="#000000" style:font-name="Ubuntu Mono" fo:font-size="10.5pt" fo:font-style="normal" fo:font-weight="normal" officeooo:rsid="002c9ec5" style:font-size-asian="10.5pt" style:font-style-asian="normal" style:font-weight-asian="normal"/>
    </style:style>
    <style:style style:name="T69" style:family="text">
      <style:text-properties fo:color="#000000" style:font-name="Ubuntu Mono" fo:font-size="10.5pt" fo:font-style="normal" fo:font-weight="normal" officeooo:rsid="002e5ebe" style:font-size-asian="10.5pt" style:font-style-asian="normal" style:font-weight-asian="normal"/>
    </style:style>
    <style:style style:name="T70" style:family="text">
      <style:text-properties fo:color="#000000" style:font-name="Ubuntu Mono" fo:font-size="10.5pt" fo:font-style="normal" fo:font-weight="normal" officeooo:rsid="0033218b" style:font-size-asian="10.5pt" style:font-style-asian="normal" style:font-weight-asian="normal"/>
    </style:style>
    <style:style style:name="T71" style:family="text">
      <style:text-properties fo:color="#000000" fo:font-style="normal" fo:font-weight="normal" style:font-style-asian="normal" style:font-weight-asian="normal"/>
    </style:style>
    <style:style style:name="T72" style:family="text">
      <style:text-properties officeooo:rsid="001484a3"/>
    </style:style>
    <style:style style:name="T73" style:family="text">
      <style:text-properties officeooo:rsid="00167518"/>
    </style:style>
    <style:style style:name="T74" style:family="text">
      <style:text-properties officeooo:rsid="00169429"/>
    </style:style>
    <style:style style:name="T75" style:family="text">
      <style:text-properties officeooo:rsid="0016cf74"/>
    </style:style>
    <style:style style:name="T76" style:family="text">
      <style:text-properties officeooo:rsid="00179e73"/>
    </style:style>
    <style:style style:name="T77" style:family="text">
      <style:text-properties officeooo:rsid="00181c13"/>
    </style:style>
    <style:style style:name="T78" style:family="text">
      <style:text-properties officeooo:rsid="001af3e5"/>
    </style:style>
    <style:style style:name="T79" style:family="text">
      <style:text-properties fo:font-style="normal" style:font-style-asian="normal" style:font-style-complex="normal"/>
    </style:style>
    <style:style style:name="T80" style:family="text">
      <style:text-properties fo:font-style="normal" officeooo:rsid="001d9dc4" style:font-style-asian="normal" style:font-style-complex="normal"/>
    </style:style>
    <style:style style:name="T81" style:family="text">
      <style:text-properties fo:font-style="normal" officeooo:rsid="00271ff4" style:font-style-asian="normal" style:font-style-complex="normal"/>
    </style:style>
    <style:style style:name="T82" style:family="text">
      <style:text-properties fo:font-style="normal" officeooo:rsid="002ba7cd" style:font-style-asian="normal" style:font-style-complex="normal"/>
    </style:style>
    <style:style style:name="T83" style:family="text">
      <style:text-properties fo:font-style="normal" officeooo:rsid="0034b0f9" style:font-style-asian="normal" style:font-style-complex="normal"/>
    </style:style>
    <style:style style:name="T84" style:family="text">
      <style:text-properties fo:font-style="normal" officeooo:rsid="0036d737" style:font-style-asian="normal" style:font-style-complex="normal"/>
    </style:style>
    <style:style style:name="T85" style:family="text">
      <style:text-properties fo:font-style="normal" officeooo:rsid="003beafc" style:font-style-asian="normal" style:font-style-complex="normal"/>
    </style:style>
    <style:style style:name="T86" style:family="text">
      <style:text-properties fo:font-style="normal" officeooo:rsid="003e7c71" style:font-style-asian="normal" style:font-style-complex="normal"/>
    </style:style>
    <style:style style:name="T87" style:family="text">
      <style:text-properties fo:font-style="normal" officeooo:rsid="004b579f" style:font-style-asian="normal" style:font-style-complex="normal"/>
    </style:style>
    <style:style style:name="T88" style:family="text">
      <style:text-properties fo:font-style="normal" officeooo:rsid="004c8a5f" style:font-style-asian="normal" style:font-style-complex="normal"/>
    </style:style>
    <style:style style:name="T89" style:family="text">
      <style:text-properties fo:font-style="normal" officeooo:rsid="00528041" style:font-style-asian="normal" style:font-style-complex="normal"/>
    </style:style>
    <style:style style:name="T90" style:family="text">
      <style:text-properties fo:font-style="normal" officeooo:rsid="0068be56" style:font-style-asian="normal" style:font-style-complex="normal"/>
    </style:style>
    <style:style style:name="T91" style:family="text">
      <style:text-properties fo:font-style="normal" officeooo:rsid="0074717f" style:font-style-asian="normal" style:font-style-complex="normal"/>
    </style:style>
    <style:style style:name="T92" style:family="text">
      <style:text-properties fo:font-style="normal" fo:font-weight="normal" officeooo:rsid="003beafc" style:font-style-asian="normal" style:font-weight-asian="normal" style:font-style-complex="normal" style:font-weight-complex="normal"/>
    </style:style>
    <style:style style:name="T93" style:family="text">
      <style:text-properties fo:font-style="normal" fo:font-weight="normal" officeooo:rsid="00528041" style:font-style-asian="normal" style:font-weight-asian="normal" style:font-style-complex="normal" style:font-weight-complex="normal"/>
    </style:style>
    <style:style style:name="T94" style:family="text">
      <style:text-properties fo:font-style="normal" fo:font-weight="bold" officeooo:rsid="001af3e5" style:font-style-asian="normal" style:font-weight-asian="bold" style:font-style-complex="normal" style:font-weight-complex="bold"/>
    </style:style>
    <style:style style:name="T95" style:family="text">
      <style:text-properties fo:font-style="normal" fo:font-weight="bold" officeooo:rsid="003e7c71" style:font-style-asian="normal" style:font-weight-asian="bold" style:font-style-complex="normal" style:font-weight-complex="bold"/>
    </style:style>
    <style:style style:name="T96" style:family="text">
      <style:text-properties officeooo:rsid="001ba2e4"/>
    </style:style>
    <style:style style:name="T97" style:family="text">
      <style:text-properties officeooo:rsid="001c9e59"/>
    </style:style>
    <style:style style:name="T98" style:family="text">
      <style:text-properties officeooo:rsid="001d9dc4"/>
    </style:style>
    <style:style style:name="T99" style:family="text">
      <style:text-properties officeooo:rsid="001dd558"/>
    </style:style>
    <style:style style:name="T100" style:family="text">
      <style:text-properties officeooo:rsid="002103ca"/>
    </style:style>
    <style:style style:name="T101" style:family="text">
      <style:text-properties officeooo:rsid="0022583e"/>
    </style:style>
    <style:style style:name="T102" style:family="text">
      <style:text-properties officeooo:rsid="002632ee"/>
    </style:style>
    <style:style style:name="T103" style:family="text">
      <style:text-properties officeooo:rsid="0026f949"/>
    </style:style>
    <style:style style:name="T104" style:family="text">
      <style:text-properties officeooo:rsid="002a3718"/>
    </style:style>
    <style:style style:name="T105" style:family="text">
      <style:text-properties officeooo:rsid="002ba7cd"/>
    </style:style>
    <style:style style:name="T106" style:family="text">
      <style:text-properties officeooo:rsid="002c0a86"/>
    </style:style>
    <style:style style:name="T107" style:family="text">
      <style:text-properties officeooo:rsid="002c8e03"/>
    </style:style>
    <style:style style:name="T108" style:family="text">
      <style:text-properties officeooo:rsid="002e5ebe"/>
    </style:style>
    <style:style style:name="T109" style:family="text">
      <style:text-properties officeooo:rsid="0034b0f9"/>
    </style:style>
    <style:style style:name="T110" style:family="text">
      <style:text-properties officeooo:rsid="0036bc76"/>
    </style:style>
    <style:style style:name="T111" style:family="text">
      <style:text-properties officeooo:rsid="0036d737"/>
    </style:style>
    <style:style style:name="T112" style:family="text">
      <style:text-properties officeooo:rsid="00387658"/>
    </style:style>
    <style:style style:name="T113" style:family="text">
      <style:text-properties officeooo:rsid="00392d1c"/>
    </style:style>
    <style:style style:name="T114" style:family="text">
      <style:text-properties officeooo:rsid="0039680d"/>
    </style:style>
    <style:style style:name="T115" style:family="text">
      <style:text-properties officeooo:rsid="003a6747"/>
    </style:style>
    <style:style style:name="T116" style:family="text">
      <style:text-properties officeooo:rsid="003beafc"/>
    </style:style>
    <style:style style:name="T117" style:family="text">
      <style:text-properties officeooo:rsid="003d3f15"/>
    </style:style>
    <style:style style:name="T118" style:family="text">
      <style:text-properties officeooo:rsid="003f17de"/>
    </style:style>
    <style:style style:name="T119" style:family="text">
      <style:text-properties officeooo:rsid="00407b6f"/>
    </style:style>
    <style:style style:name="T120" style:family="text">
      <style:text-properties officeooo:rsid="0040d8f7"/>
    </style:style>
    <style:style style:name="T121" style:family="text">
      <style:text-properties officeooo:rsid="0044f542"/>
    </style:style>
    <style:style style:name="T122" style:family="text">
      <style:text-properties officeooo:rsid="0046076d"/>
    </style:style>
    <style:style style:name="T123" style:family="text">
      <style:text-properties officeooo:rsid="004b2be4"/>
    </style:style>
    <style:style style:name="T124" style:family="text">
      <style:text-properties officeooo:rsid="004e8881"/>
    </style:style>
    <style:style style:name="T125" style:family="text">
      <style:text-properties officeooo:rsid="004fb469"/>
    </style:style>
    <style:style style:name="T126" style:family="text">
      <style:text-properties officeooo:rsid="0051de15"/>
    </style:style>
    <style:style style:name="T127" style:family="text">
      <style:text-properties officeooo:rsid="00528041"/>
    </style:style>
    <style:style style:name="T128" style:family="text">
      <style:text-properties officeooo:rsid="005388a5"/>
    </style:style>
    <style:style style:name="T129" style:family="text">
      <style:text-properties officeooo:rsid="0055119b"/>
    </style:style>
    <style:style style:name="T130" style:family="text">
      <style:text-properties officeooo:rsid="0056c75c"/>
    </style:style>
    <style:style style:name="T131" style:family="text">
      <style:text-properties officeooo:rsid="005acdc0"/>
    </style:style>
    <style:style style:name="T132" style:family="text">
      <style:text-properties officeooo:rsid="005c8a3e"/>
    </style:style>
    <style:style style:name="T133" style:family="text">
      <style:text-properties style:font-name="Liberation Sans" fo:font-size="16.1000003814697pt" fo:font-weight="bold" officeooo:rsid="00654aaa" style:font-name-asian="Noto Sans CJK SC" style:font-size-asian="16.1000003814697pt" style:font-weight-asian="bold" style:font-name-complex="Lohit Devanagari" style:font-size-complex="16.1000003814697pt" style:font-weight-complex="bold"/>
    </style:style>
    <style:style style:name="T134" style:family="text">
      <style:text-properties officeooo:rsid="00674a1e"/>
    </style:style>
    <style:style style:name="T135" style:family="text">
      <style:text-properties officeooo:rsid="00704dda"/>
    </style:style>
    <style:style style:name="T136" style:family="text">
      <style:text-properties officeooo:rsid="0071a194"/>
    </style:style>
    <style:style style:name="T137" style:family="text">
      <style:text-properties officeooo:rsid="0074717f"/>
    </style:style>
    <style:style style:name="T138" style:family="text">
      <style:text-properties style:font-name="Liberation Mono" fo:font-size="10pt" fo:font-weight="bold" style:font-size-asian="10pt" style:font-weight-asian="bold" style:font-size-complex="10pt" style:font-weight-complex="bold"/>
    </style:style>
    <style:style style:name="T139" style:family="text">
      <style:text-properties style:font-name="Liberation Mono" fo:font-size="10pt" fo:font-weight="bold" officeooo:rsid="00747597" style:font-size-asian="10pt" style:font-weight-asian="bold" style:font-size-complex="10pt" style:font-weight-complex="bold"/>
    </style:style>
    <style:style style:name="T140" style:family="text">
      <style:text-properties style:font-name="Liberation Mono" fo:font-size="10pt" officeooo:rsid="0074717f" style:font-size-asian="10pt" style:font-size-complex="10pt"/>
    </style:style>
    <style:style style:name="T141" style:family="text">
      <style:text-properties style:font-name="Liberation Mono" fo:font-size="10pt" fo:font-style="italic" officeooo:rsid="0074717f" style:font-size-asian="10pt" style:font-style-asian="italic" style:font-size-complex="10pt" style:font-style-complex="italic"/>
    </style:style>
    <style:style style:name="T142" style:family="text">
      <style:text-properties officeooo:rsid="0074759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ken handler configur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6"><text:a xlink:type="simple" xlink:href="#__RefHeading___Toc9266_2369907032" text:style-name="Index_20_Link" text:visited-style-name="Index_20_Link">Introduction<text:tab/>1</text:a></text:p>
          <text:p text:style-name="P117"><text:a xlink:type="simple" xlink:href="#__RefHeading___Toc9268_2369907032" text:style-name="Index_20_Link" text:visited-style-name="Index_20_Link">Do you need one?<text:tab/>1</text:a></text:p>
          <text:p text:style-name="P117"><text:a xlink:type="simple" xlink:href="#__RefHeading___Toc9270_2369907032" text:style-name="Index_20_Link" text:visited-style-name="Index_20_Link">Using QDL<text:tab/>1</text:a></text:p>
          <text:p text:style-name="P117"><text:a xlink:type="simple" xlink:href="#__RefHeading___Toc9272_2369907032" text:style-name="Index_20_Link" text:visited-style-name="Index_20_Link">Where do these live?<text:tab/>2</text:a></text:p>
          <text:p text:style-name="P116"><text:a xlink:type="simple" xlink:href="#__RefHeading___Toc9276_2369907032" text:style-name="Index_20_Link" text:visited-style-name="Index_20_Link">Format<text:tab/>2</text:a></text:p>
          <text:p text:style-name="P116"><text:a xlink:type="simple" xlink:href="#__RefHeading___Toc9278_2369907032" text:style-name="Index_20_Link" text:visited-style-name="Index_20_Link">Every type<text:tab/>3</text:a></text:p>
          <text:p text:style-name="P116"><text:a xlink:type="simple" xlink:href="#__RefHeading___Toc9280_2369907032" text:style-name="Index_20_Link" text:visited-style-name="Index_20_Link">Identity tokens<text:tab/>4</text:a></text:p>
          <text:p text:style-name="P117"><text:a xlink:type="simple" xlink:href="#__RefHeading___Toc9282_2369907032" text:style-name="Index_20_Link" text:visited-style-name="Index_20_Link">Server Constants<text:tab/>5</text:a></text:p>
          <text:p text:style-name="P116"><text:a xlink:type="simple" xlink:href="#__RefHeading___Toc9284_2369907032" text:style-name="Index_20_Link" text:visited-style-name="Index_20_Link">Access Tokens<text:tab/>6</text:a></text:p>
          <text:p text:style-name="P117"><text:a xlink:type="simple" xlink:href="#__RefHeading___Toc9292_2369907032" text:style-name="Index_20_Link" text:visited-style-name="Index_20_Link">Templates<text:tab/>7</text:a></text:p>
          <text:p text:style-name="P117"><text:a xlink:type="simple" xlink:href="#__RefHeading___Toc9294_2369907032" text:style-name="Index_20_Link" text:visited-style-name="Index_20_Link">How are scopes converted to permissions?<text:tab/>8</text:a></text:p>
          <text:p text:style-name="P118"><text:a xlink:type="simple" xlink:href="#__RefHeading___Toc9296_2369907032" text:style-name="Index_20_Link" text:visited-style-name="Index_20_Link">Static permissions: no path in the template<text:tab/>8</text:a></text:p>
          <text:p text:style-name="P117"><text:a xlink:type="simple" xlink:href="#__RefHeading___Toc9298_2369907032" text:style-name="Index_20_Link" text:visited-style-name="Index_20_Link">Using QDL and templates<text:tab/>8</text:a></text:p>
          <text:p text:style-name="P117"><text:a xlink:type="simple" xlink:href="#__RefHeading___Toc9300_2369907032" text:style-name="Index_20_Link" text:visited-style-name="Index_20_Link">When to use templates or not<text:tab/>9</text:a></text:p>
          <text:p text:style-name="P116"><text:a xlink:type="simple" xlink:href="#__RefHeading___Toc9302_2369907032" text:style-name="Index_20_Link" text:visited-style-name="Index_20_Link">The refresh token handler<text:tab/>9</text:a></text:p>
          <text:p text:style-name="P116"><text:a xlink:type="simple" xlink:href="#__RefHeading___Toc9304_2369907032" text:style-name="Index_20_Link" text:visited-style-name="Index_20_Link">A full example<text:tab/>10</text:a></text:p>
        </text:index-body>
      </text:table-of-content>
      <text:p text:style-name="Text_20_body"/>
      <text:h text:style-name="P119" text:outline-level="1"><text:bookmark-start text:name="__RefHeading___Toc9266_2369907032"/>Introduction<text:bookmark-end text:name="__RefHeading___Toc9266_2369907032"/></text:h>
      <text:p text:style-name="P81">OA4MP supports configuration of token handlers. These will create various types of tokens, <text:span text:style-name="T1">id, access, refresh </text:span><text:span text:style-name="T51">and in various flavors too, such as WLCG access tokens</text:span><text:span text:style-name="T1">. <text:s/></text:span></text:p>
      <text:h text:style-name="P123" text:outline-level="2"><text:bookmark-start text:name="__RefHeading___Toc9268_2369907032"/>Do you need one?<text:bookmark-end text:name="__RefHeading___Toc9268_2369907032"/></text:h>
      <text:p text:style-name="P94">These handlers add functionality and support for various enhancements. If you did not configure any other, you would still get <text:span text:style-name="T112">a </text:span>basic, function<text:span text:style-name="T112">ing client</text:span>. <text:s/>An id token will be generated and access and refresh tokens as well. <text:span text:style-name="T103">The id token is always a JWT, but t</text:span>o get JWTs for the <text:span text:style-name="T103">other </text:span>tokens, you need a handler to tell it which format and what basic information to put in. </text:p>
      <text:h text:style-name="Heading_20_2" text:outline-level="2"><text:bookmark-start text:name="__RefHeading___Toc9270_2369907032"/>Using QDL<text:bookmark-end text:name="__RefHeading___Toc9270_2369907032"/></text:h>
      <text:p text:style-name="P100"><text:span text:style-name="T102">If you need to extend </text:span><text:span text:style-name="T113">your handler</text:span><text:span text:style-name="T102">, then </text:span><text:a xlink:type="simple" xlink:href="https://cilogon.github.io/qdl/" office:name="QDL" text:style-name="Internet_20_link" text:visited-style-name="Visited_20_Internet_20_Link"><text:span text:style-name="T102">QDL</text:span></text:a><text:span text:style-name="T102">, the policy language for OA4MP, can be used to do pretty much anything you need. </text:span><text:span text:style-name="T113">Note that you should read the </text:span><text:a xlink:type="simple" xlink:href="https://cilogon.github.io/qdl/docs/qdl_server_scripts.pdf" office:name="qdl_server_scripts.pdf" text:style-name="Internet_20_link" text:visited-style-name="Visited_20_Internet_20_Link"><text:span text:style-name="T110">qdl server scripts</text:span></text:a><text:span text:style-name="T110"> </text:span><text:span text:style-name="T113">document for more, since this is not a small topic. </text:span><text:span text:style-name="T125">Every value can be set in a QDL script.</text:span></text:p>
      <text:h text:style-name="Heading_20_2" text:outline-level="2"><text:bookmark-start text:name="__RefHeading___Toc9272_2369907032"/><text:soft-page-break/>Where do these live?<text:bookmark-end text:name="__RefHeading___Toc9272_2369907032"/></text:h>
      <text:p text:style-name="P82"><text:span text:style-name="T51">These are the contents of the </text:span><text:span text:style-name="T53">cfg </text:span><text:span text:style-name="T58">attribute in the client configuration. The contents are JSON, but the command line interface for client management accepts HOCON (which is a simplified superset of JSON and intended to be human-friendly). <text:s/></text:span></text:p>
      <text:h text:style-name="Heading_20_1" text:outline-level="1"><text:bookmark-start text:name="__RefHeading___Toc9276_2369907032"/>Format<text:bookmark-end text:name="__RefHeading___Toc9276_2369907032"/></text:h>
      <text:p text:style-name="P101"><text:span text:style-name="T114">The format for these is given in HOCON, which is ingested directly in the CLI command line interface) or via the cl</text:span><text:span text:style-name="T122">i</text:span><text:span text:style-name="T114">ent management API. Generally these are converted internally to JSON.</text:span></text:p>
      <text:p text:style-name="P1">{"<text:span text:style-name="T3">tokens</text:span>" : </text:p>
      <text:p text:style-name="P1"><text:s text:c="3"/><text:span text:style-name="T3">HANDLER+ </text:span></text:p>
      <text:p text:style-name="P1"><text:s text:c="3"/><text:span text:style-name="T2">}</text:span></text:p>
      <text:p text:style-name="P1"/>
      <text:p text:style-name="P16">HANDLER:</text:p>
      <text:p text:style-name="P16">IDENTITY | ACCESS | REFRESH</text:p>
      <text:p text:style-name="P2"/>
      <text:p text:style-name="P2"/>
      <text:p text:style-name="P16">IDENTITY:</text:p>
      <text:p text:style-name="P18"><text:span text:style-name="T10">identity</text:span><text:span text:style-name="T1"> {</text:span></text:p>
      <text:p text:style-name="P19"><text:s text:c="2"/><text:span text:style-name="T113">BLOCK</text:span></text:p>
      <text:p text:style-name="P5"><text:s text:c="2"/>QDL?</text:p>
      <text:p text:style-name="P5"><text:s/>}</text:p>
      <text:p text:style-name="P4"/>
      <text:p text:style-name="P18"><text:span text:style-name="T11">TOKEN</text:span><text:span text:style-name="T111">_TYPE: </text:span></text:p>
      <text:p text:style-name="P16">default <text:span text:style-name="T115">| identity</text:span></text:p>
      <text:p text:style-name="P4"/>
      <text:p text:style-name="P4"/>
      <text:p text:style-name="P1"><text:span text:style-name="T10">ACCESS</text:span><text:span text:style-name="T1">:</text:span></text:p>
      <text:p text:style-name="P18"><text:span text:style-name="T111">access</text:span><text:span text:style-name="T1"> {</text:span></text:p>
      <text:p text:style-name="P18"><text:s text:c="2"/><text:span text:style-name="T113">BLOCK</text:span></text:p>
      <text:p text:style-name="P5"><text:s text:c="2"/>QDL?</text:p>
      <text:p text:style-name="P19"><text:s text:c="2"/><text:span text:style-name="T113">TEMPLATES?</text:span></text:p>
      <text:p text:style-name="P5"><text:s/>}</text:p>
      <text:p text:style-name="P5"/>
      <text:p text:style-name="P18"><text:span text:style-name="T11">TOKEN</text:span><text:span text:style-name="T111">_TYPE:</text:span></text:p>
      <text:p text:style-name="P16">default | wlcg | sci_token <text:span text:style-name="T115">| access</text:span></text:p>
      <text:p text:style-name="P2"/>
      <text:p text:style-name="P16">REFRESH:</text:p>
      <text:p text:style-name="P18"><text:span text:style-name="T10">refresh </text:span><text:span text:style-name="T1">{</text:span></text:p>
      <text:p text:style-name="P18"><text:s text:c="2"/><text:span text:style-name="T113">BLOCK</text:span></text:p>
      <text:p text:style-name="P5"><text:s text:c="2"/>QDL?</text:p>
      <text:p text:style-name="P5"><text:s/>}</text:p>
      <text:p text:style-name="P25"><text:s/></text:p>
      <text:p text:style-name="P18"><text:span text:style-name="T11">TOKEN</text:span><text:span text:style-name="T111">_TYPE:</text:span></text:p>
      <text:p text:style-name="P16">default <text:span text:style-name="T115">| refresh</text:span></text:p>
      <text:p text:style-name="P2"/>
      <text:p text:style-name="P6"/>
      <text:p text:style-name="P20">BLOCK:</text:p>
      <text:p text:style-name="P19"><text:span text:style-name="T1"><text:s text:c="6"/>"type":</text:span><text:span text:style-name="T11">TOKEN</text:span><text:span text:style-name="T111">_</text:span><text:span text:style-name="T3">TYPE</text:span><text:span text:style-name="T1">,</text:span></text:p>
      <text:p text:style-name="P3"><text:s text:c="4"/>"issuer":<text:span text:style-name="T41">issuer</text:span></text:p>
      <text:p text:style-name="P5"><text:s text:c="2"/>"audience": <text:span text:style-name="T41">audience</text:span></text:p>
      <text:p text:style-name="P5"><text:s text:c="2"/>"lifetime": <text:span text:style-name="T41">lifetime (seconds)</text:span></text:p>
      <text:p text:style-name="P5"><text:span text:style-name="T41"><text:s text:c="7"/>"</text:span><text:span text:style-name="T84">id</text:span><text:span text:style-name="T43">" : id</text:span></text:p>
      <text:p text:style-name="P19"><text:span text:style-name="T43"><text:s text:c="2"/></text:span><text:span text:style-name="T84">"versions"</text:span><text:span text:style-name="T43">:[</text:span><text:span text:style-name="T26">VERSION</text:span><text:span text:style-name="T43">*]</text:span><text:span text:style-name="T44"> </text:span></text:p>
      <text:p text:style-name="P5"><text:soft-page-break/></text:p>
      <text:p text:style-name="P6"/>
      <text:p text:style-name="P15"><text:span text:style-name="T110">QDL see </text:span><text:a xlink:type="simple" xlink:href="https://cilogon.github.io/qdl/docs/qdl_server_scripts.pdf" office:name="qdl_server_scripts.pdf" text:style-name="Internet_20_link" text:visited-style-name="Visited_20_Internet_20_Link"><text:span text:style-name="T110">qdl server scripts</text:span></text:a></text:p>
      <text:p text:style-name="P15"/>
      <text:p text:style-name="P16">TEMPLATES:[TEMPLATE+]</text:p>
      <text:p text:style-name="P16"/>
      <text:p text:style-name="P16">TEMPLATE:</text:p>
      <text:p text:style-name="P17">{</text:p>
      <text:p text:style-name="Preformatted_20_Text"><text:span text:style-name="T111"><text:s text:c="3"/>"aud": </text:span><text:span text:style-name="T25">string | uri</text:span><text:span text:style-name="T111">,</text:span></text:p>
      <text:p text:style-name="P18"><text:span text:style-name="T111"><text:s text:c="3"/></text:span><text:span text:style-name="T12">PATHS?</text:span></text:p>
      <text:p text:style-name="P16">}</text:p>
      <text:p text:style-name="P16"/>
      <text:p text:style-name="P22">PATHS:</text:p>
      <text:p text:style-name="P22">[PATH+]</text:p>
      <text:p text:style-name="P17"/>
      <text:p text:style-name="P16">PATH:</text:p>
      <text:p text:style-name="P17">{</text:p>
      <text:p text:style-name="P19"><text:span text:style-name="T111"><text:s text:c="9"/>"op": </text:span><text:span text:style-name="T25">string</text:span><text:span text:style-name="T111">,</text:span></text:p>
      <text:p text:style-name="P28"><text:span text:style-name="T111"><text:s text:c="7"/>"</text:span><text:span text:style-name="T10">path</text:span><text:span text:style-name="T111">": </text:span><text:span text:style-name="T12">PATH_COMPONENT</text:span><text:span text:style-name="T27">+</text:span></text:p>
      <text:p text:style-name="P28"><text:span text:style-name="T134">(</text:span><text:span text:style-name="T111">"</text:span><text:span text:style-name="T14">extensible</text:span><text:span text:style-name="T111">": </text:span><text:span text:style-name="T28">boolean</text:span><text:span text:style-name="T16">)</text:span><text:span text:style-name="T28">?</text:span></text:p>
      <text:p text:style-name="P27"/>
      <text:p text:style-name="P16">}</text:p>
      <text:p text:style-name="P16"/>
      <text:p text:style-name="P21">VERSION:</text:p>
      <text:p text:style-name="P21"><text:s text:c="2"/><text:span text:style-name="T111">"</text:span>1.0<text:span text:style-name="T111">"</text:span></text:p>
      <text:p text:style-name="P16"/>
      <text:p text:style-name="P22">PATH_COMPONENT:</text:p>
      <text:p text:style-name="P22"><text:s/><text:span text:style-name="T41">string </text:span><text:span text:style-name="T79"><text:s/>| ${claim}</text:span></text:p>
      <text:p text:style-name="P16"/>
      <text:p text:style-name="P22"/>
      <text:p text:style-name="P6"/>
      <text:h text:style-name="P120" text:outline-level="1"><text:bookmark-start text:name="__RefHeading___Toc9278_2369907032"/>Every type<text:bookmark-end text:name="__RefHeading___Toc9278_2369907032"/></text:h>
      <text:p text:style-name="P83">The following are common to all handler configurations. </text:p>
      <table:table table:name="Table1" table:style-name="Table1">
        <table:table-column table:style-name="Table1.A"/>
        <table:table-column table:style-name="Table1.B"/>
        <table:table-column table:style-name="Table1.C"/>
        <table:table-column table:style-name="Table1.D"/>
        <table:table-row table:style-name="TableLine93844714305920">
          <table:table-cell table:style-name="Table1.A1" office:value-type="string">
            <text:p text:style-name="P63">Attribute</text:p>
          </table:table-cell>
          <table:table-cell table:style-name="Table1.A1" office:value-type="string">
            <text:p text:style-name="P63">Req?</text:p>
          </table:table-cell>
          <table:table-cell table:style-name="Table1.A1" office:value-type="string">
            <text:p text:style-name="P64">Default</text:p>
          </table:table-cell>
          <table:table-cell table:style-name="Table1.D1" office:value-type="string">
            <text:p text:style-name="P64">Description</text:p>
          </table:table-cell>
        </table:table-row>
        <table:table-row table:style-name="TableLine93844811510144">
          <table:table-cell table:style-name="Table1.A2" office:value-type="string">
            <text:p text:style-name="P57">create_t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1"><text:span text:style-name="T72">ISO 8601 format when this was created. <text:s/></text:span><text:span text:style-name="T76">Note that this is for you to help you track this configuration. </text:span></text:p>
          </table:table-cell>
        </table:table-row>
        <table:table-row table:style-name="TableLine93844806893312">
          <table:table-cell table:style-name="Table1.A2" office:value-type="string">
            <text:p text:style-name="P57">id</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An identifier or description. This is ignored by the system but allows you to name or describe this for your own reference.</text:p>
          </table:table-cell>
        </table:table-row>
        <table:table-row table:style-name="TableLine93844806898592">
          <table:table-cell table:style-name="Table1.A2" office:value-type="string">
            <text:p text:style-name="P57">lifetime</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58">The lifetime of the resulting token <text:span text:style-name="T52">in ms</text:span><text:span text:style-name="T57">. If this is not set, system defaults determined this. Note that server policies always are applied, so it is not possible to, for instance, have a lifetime for a token larger than the max allowed on the system. </text:span><text:span text:style-name="T60">This lifetime supercedes any other in the configuration.</text:span></text:p>
          </table:table-cell>
        </table:table-row>
        <table:table-row table:style-name="TableLine93844806908368">
          <table:table-cell table:style-name="Table1.A2" office:value-type="string">
            <text:p text:style-name="P59">qdl</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2">Block for QDL, OA4MP’s policy language. </text:span><text:span text:style-name="T73">The client must be granted permission to run/load QDL or this is ignored. </text:span></text:p>
          </table:table-cell>
        </table:table-row>
        <table:table-row table:style-name="TableLine93844806912128">
          <table:table-cell table:style-name="Table1.A2" office:value-type="string">
            <text:p text:style-name="P57">type</text:p>
          </table:table-cell>
          <table:table-cell table:style-name="Table1.A2" office:value-type="string">
            <text:p text:style-name="P59">Y</text:p>
          </table:table-cell>
          <table:table-cell table:style-name="Table1.A2" office:value-type="string">
            <text:p text:style-name="P60">-</text:p>
          </table:table-cell>
          <table:table-cell table:style-name="Table1.D2" office:value-type="string">
            <text:p text:style-name="P58">The actual type the tokens created. </text:p>
          </table:table-cell>
        </table:table-row>
        <table:table-row table:style-name="TableLine93844806914960">
          <table:table-cell table:style-name="Table1.A2" office:value-type="string">
            <text:p text:style-name="P57">versions</text:p>
          </table:table-cell>
          <table:table-cell table:style-name="Table1.A2" office:value-type="string">
            <text:p text:style-name="P59">N</text:p>
          </table:table-cell>
          <table:table-cell table:style-name="Table1.A2" office:value-type="string">
            <text:p text:style-name="P60">-</text:p>
          </table:table-cell>
          <table:table-cell table:style-name="Table1.D2" office:value-type="string">
            <text:p text:style-name="P62"><text:span text:style-name="T72">A list of versions for which this handler applies. </text:span><text:span text:style-name="T74">This is for the future if there are ever multiple versions since </text:span><text:span text:style-name="T75">at </text:span><text:span text:style-name="T72">this point there is only one, ["1.0"] and it may be ignored.</text:span></text:p>
          </table:table-cell>
        </table:table-row>
      </table:table>
      <text:p text:style-name="P83"><text:soft-page-break/></text:p>
      <text:p text:style-name="P86"><text:span text:style-name="T76">QDL scripts may be loaded, so see </text:span><text:a xlink:type="simple" xlink:href="https://cilogon.github.io/qdl/docs/qdl_server_scripts.pdf" text:style-name="Internet_20_link" text:visited-style-name="Visited_20_Internet_20_Link"><text:span text:style-name="T76">the documentation </text:span></text:a><text:span text:style-name="T76">for what goes into the attribute.</text:span></text:p>
      <text:h text:style-name="P121" text:outline-level="1"><text:bookmark-start text:name="__RefHeading___Toc9280_2369907032"/>Identity tokens<text:bookmark-end text:name="__RefHeading___Toc9280_2369907032"/></text:h>
      <text:p text:style-name="P88">Supported token types: <text:span text:style-name="T79">default,</text:span><text:span text:style-name="T86"> identity</text:span></text:p>
      <text:p text:style-name="Heading">What it does</text:p>
      <text:p text:style-name="P86"><text:span text:style-name="T76">This handler is charged with the creation of the id token. The lifetime attribute determines that</text:span><text:span text:style-name="T54"> iat</text:span><text:span text:style-name="T59"> claim. The only requirement is that the type be set to </text:span><text:span text:style-name="T54">identity</text:span><text:span text:style-name="T59"> </text:span><text:span text:style-name="T61">or</text:span><text:span text:style-name="T59"> </text:span><text:span text:style-name="T56">default</text:span><text:span text:style-name="T59">.</text:span></text:p>
      <text:p text:style-name="P84">There are no attributes other than the default for the identity token handler</text:p>
      <text:p text:style-name="Heading">Do I need one?</text:p>
      <text:p text:style-name="P84">Generally you only need to include this block if you want to set the lifetime to something specific or if you want/need other claims to be asserted, which can be done only in QDL, either as a code block (set the claims directly) or as a script. Again, see the documentation for QDL cited above which has several examples. </text:p>
      <text:p text:style-name="Heading">How are issuers determined?</text:p>
      <text:p text:style-name="P111">The hierarchy in OA4MP is as follows:</text:p>
      <text:list xml:id="list2473686976" text:style-name="L1">
        <text:list-item>
          <text:p text:style-name="P131">Any value set directly in QDL. </text:p>
        </text:list-item>
        <text:list-item>
          <text:p text:style-name="P133">This configuration</text:p>
        </text:list-item>
        <text:list-item>
          <text:p text:style-name="P133">The issuer attribute for the virtual organization (if this client belongs to one of those)</text:p>
        </text:list-item>
        <text:list-item>
          <text:p text:style-name="P133">The issuer attribute as set in the admin client</text:p>
        </text:list-item>
        <text:list-item>
          <text:p text:style-name="P130"><text:span text:style-name="T124">The issuer attribute in the client configuration (there is an </text:span>issuer <text:span text:style-name="T124">attribute in the client itself which is rarely used.)</text:span><text:span text:style-name="T62"> </text:span></text:p>
        </text:list-item>
        <text:list-item>
          <text:p text:style-name="P133">The issuer attribute as set in the server configuration</text:p>
        </text:list-item>
        <text:list-item>
          <text:p text:style-name="P133">The address of the server</text:p>
        </text:list-item>
      </text:list>
      <text:p text:style-name="P111">So if you fail to set the issuer in this configuration, you can see where the value is determined as per above.</text:p>
      <text:p text:style-name="P41">E.g.</text:p>
      <text:p text:style-name="P84">Here is a complete configuration that only uses the id token</text:p>
      <text:p text:style-name="P29">tokens{<text:line-break/> identity{<text:line-break/> <text:s text:c="3"/>type=identity</text:p>
      <text:p text:style-name="P29"><text:soft-page-break/><text:s text:c="4"/>lifetime = 3600000<text:line-break/> <text:s text:c="3"/>} //end identity token<text:line-break/> <text:s/>} //end tokens</text:p>
      <text:p text:style-name="P39"/>
      <text:p text:style-name="P32"><text:span text:style-name="T76">In this case, the lifetime is set to 3600 seconds. All of the standard accounting claims will be added, such as </text:span><text:span text:style-name="T54">nbf</text:span><text:span text:style-name="T59">, </text:span><text:span text:style-name="T54">iat</text:span><text:span text:style-name="T59">, </text:span><text:span text:style-name="T54">exp</text:span><text:span text:style-name="T59"> etc. You cannot add custom claims here. Use QDL for that.</text:span></text:p>
      <text:p text:style-name="P33"/>
      <text:p text:style-name="Heading">E.g. <text:span text:style-name="T76">Invoking QDL</text:span></text:p>
      <text:p text:style-name="P29">tokens{<text:line-break/> identity{<text:line-break/> <text:s text:c="3"/>type=identity</text:p>
      <text:p text:style-name="P29"><text:s text:c="4"/>lifetime = 3600000<text:line-break/> <text:s text:c="3"/>qdl{<text:line-break/> <text:s text:c="7"/>load="fnal/fnal-idtoken.qdl"<text:line-break/> <text:s text:c="7"/>xmd={exec_phase="post_token"}<text:line-break/> <text:s text:c="5"/>}// end qdl<text:line-break/> <text:s text:c="3"/>} //end identity token<text:line-break/> <text:s/>} //end tokens</text:p>
      <text:p text:style-name="Standard"/>
      <text:p text:style-name="P33">In this case, a QDL script is invoked in the post_token execution phase. </text:p>
      <text:p text:style-name="P31"/>
      <text:h text:style-name="P124" text:outline-level="2"><text:bookmark-start text:name="__RefHeading___Toc9282_2369907032"/>Server Constants<text:bookmark-end text:name="__RefHeading___Toc9282_2369907032"/></text:h>
      <text:p text:style-name="P113">You may specify a few constants in any of the issuer, resource, audience or subject entries <text:span text:style-name="T129">in access and refresh tokens</text:span>. These are of the form ${<text:span text:style-name="T41">name</text:span><text:span text:style-name="T79">} and are replaced </text:span><text:span text:style-name="T41">in situ.</text:span><text:span text:style-name="T79"> The values allowed are</text:span></text:p>
      <table:table table:name="Table4" table:style-name="Table4">
        <table:table-column table:style-name="Table4.A"/>
        <table:table-column table:style-name="Table4.B"/>
        <table:table-row table:style-name="TableLine93844806918720">
          <table:table-cell table:style-name="Table4.A1" office:value-type="string">
            <text:p text:style-name="P68">Name</text:p>
          </table:table-cell>
          <table:table-cell table:style-name="Table4.B1" office:value-type="string">
            <text:p text:style-name="P68">Description</text:p>
          </table:table-cell>
        </table:table-row>
        <table:table-row table:style-name="TableLine93844807065344">
          <table:table-cell table:style-name="Table4.A2" office:value-type="string">
            <text:p text:style-name="P78">client_id</text:p>
          </table:table-cell>
          <table:table-cell table:style-name="Table4.B2" office:value-type="string">
            <text:p text:style-name="P79">The current client_id</text:p>
          </table:table-cell>
        </table:table-row>
        <table:table-row table:style-name="TableLine93844807066400">
          <table:table-cell table:style-name="Table4.A2" office:value-type="string">
            <text:p text:style-name="P76">eppn</text:p>
          </table:table-cell>
          <table:table-cell table:style-name="Table4.B2" office:value-type="string">
            <text:p text:style-name="P80"><text:s/><text:span text:style-name="T126">The EPPN (if present, otherwise nothing will be asserted).</text:span></text:p>
          </table:table-cell>
        </table:table-row>
        <table:table-row table:style-name="TableLine93844807066928">
          <table:table-cell table:style-name="Table4.A2" office:value-type="string">
            <text:p text:style-name="P76">eppn_2</text:p>
          </table:table-cell>
          <table:table-cell table:style-name="Table4.B2" office:value-type="string">
            <text:p text:style-name="P77">The EPPN up to the first stop character. </text:p>
          </table:table-cell>
        </table:table-row>
        <table:table-row table:style-name="TableLine93844807067648">
          <table:table-cell table:style-name="Table4.A2" office:value-type="string">
            <text:p text:style-name="P76">host</text:p>
          </table:table-cell>
          <table:table-cell table:style-name="Table4.B2" office:value-type="string">
            <text:p text:style-name="P77">The current host </text:p>
          </table:table-cell>
        </table:table-row>
        <table:table-row table:style-name="TableLine93844807068448">
          <table:table-cell table:style-name="Table4.A2" office:value-type="string">
            <text:p text:style-name="P76">now</text:p>
          </table:table-cell>
          <table:table-cell table:style-name="Table4.B2" office:value-type="string">
            <text:p text:style-name="P77">The current time in milliseconds</text:p>
          </table:table-cell>
        </table:table-row>
        <table:table-row table:style-name="TableLine93844807069200">
          <table:table-cell table:style-name="Table4.A2" office:value-type="string">
            <text:p text:style-name="P76">now_iso</text:p>
          </table:table-cell>
          <table:table-cell table:style-name="Table4.B2" office:value-type="string">
            <text:p text:style-name="P77">The current time as an ISO 8601 string</text:p>
          </table:table-cell>
        </table:table-row>
        <table:table-row table:style-name="TableLine93844807070000">
          <table:table-cell table:style-name="Table4.A2" office:value-type="string">
            <text:p text:style-name="P76">now_sec</text:p>
          </table:table-cell>
          <table:table-cell table:style-name="Table4.B2" office:value-type="string">
            <text:p text:style-name="P77">The current time in seconds.</text:p>
          </table:table-cell>
        </table:table-row>
      </table:table>
      <text:p text:style-name="P109"/>
      <text:p text:style-name="P113"><text:span text:style-name="T79">The aim of server constants is that certain </text:span><text:span text:style-name="T89">values that cannot be known ahead of time can be specified. Note that </text:span><text:span text:style-name="T50">all </text:span><text:span text:style-name="T93">claims are available to be asserted as well. </text:span></text:p>
      <text:p text:style-name="P45"><text:span text:style-name="T78">Example of just an access token</text:span> </text:p>
      <text:p text:style-name="P30">tokens{<text:line-break/> <text:s text:c="3"/>access{<text:line-break/> <text:s text:c="6"/>type=wlcg<text:line-break/> <text:s text:c="6"/>issuer="https:cilogon.org"<text:line-break/> <text:s text:c="6"/>audience="https://wlcg.cern.ch/jwt/v1/any"</text:p>
      <text:p text:style-name="P40"><text:span text:style-name="T36"><text:s text:c="7"/>subject = "${ep</text:span><text:span text:style-name="T38">tid</text:span><text:span text:style-name="T36">}" </text:span><text:span text:style-name="T32"><text:line-break/> <text:s text:c="6"/>lifetime=3600000<text:line-break/></text:span><text:soft-page-break/><text:span text:style-name="T32"> <text:s text:c="3"/>} // end access token<text:line-break/> <text:s/>} //end tokens</text:span></text:p>
      <text:p text:style-name="P30"/>
      <text:p text:style-name="P40"><text:span text:style-name="T123">In this example, there will be no scopes asserted, just a plain signed JWT will be produced </text:span><text:span text:style-name="T130">and the subject asserted will be the eptid claim (assuming that this claim exists)</text:span><text:span text:style-name="T123">. <text:s/></text:span></text:p>
      <text:p text:style-name="P45">An example using server constants.</text:p>
      <text:p text:style-name="P40"><text:span text:style-name="T32">tokens{<text:line-break/> <text:s text:c="3"/>access{<text:line-break/> <text:s text:c="6"/>type=</text:span><text:span text:style-name="T37">access</text:span><text:span text:style-name="T32"><text:line-break/> <text:s text:c="6"/>issuer="</text:span><text:span text:style-name="T37">${host}/physics</text:span><text:span text:style-name="T32">"<text:line-break/> <text:s text:c="6"/>audience=</text:span><text:span text:style-name="T37">[</text:span><text:span text:style-name="T32">"</text:span><text:span text:style-name="T37">${client_id}</text:span><text:span text:style-name="T32">/v1", "</text:span><text:span text:style-name="T37">${client_id}</text:span><text:span text:style-name="T32">/v</text:span><text:span text:style-name="T37">2</text:span><text:span text:style-name="T32">"</text:span><text:span text:style-name="T37">]</text:span></text:p>
      <text:p text:style-name="P30"><text:span text:style-name="T126"><text:s text:c="7"/>subject = "${eppn_2}" </text:span><text:line-break/> <text:s text:c="6"/>lifetime=3600000<text:line-break/> <text:s text:c="3"/>} // end access token<text:line-break/> <text:s/>} //end tokens</text:p>
      <text:p text:style-name="P30"/>
      <text:p text:style-name="P40"><text:span text:style-name="T126">The subject will be the eppn up to the stop character </text:span><text:span text:style-name="T128">(“@”)</text:span><text:span text:style-name="T126">, so if the eppn is </text:span><text:span text:style-name="T36">"</text:span><text:span text:style-name="T126">bob@bgsu.edu</text:span><text:span text:style-name="T36">"</text:span><text:span text:style-name="T126">, then eppn_2 is just </text:span><text:span text:style-name="T36">"bob</text:span><text:span text:style-name="T39">". </text:span>This assumes <text:span text:style-name="T127">that the eppn is known to be well-defined for this transaction. The issuer will be created from the current host, and the audience will have two claims created from the current client’s identif</text:span><text:span text:style-name="T129">i</text:span><text:span text:style-name="T127">er.</text:span></text:p>
      <text:p text:style-name="P31"/>
      <text:h text:style-name="Heading_20_1" text:outline-level="1"><text:bookmark-start text:name="__RefHeading___Toc9284_2369907032"/>Access Tokens<text:bookmark-end text:name="__RefHeading___Toc9284_2369907032"/></text:h>
      <text:p text:style-name="P88">Supported token types: <text:span text:style-name="T79">default, </text:span><text:span text:style-name="T86">access, </text:span><text:span text:style-name="T79">sci_token, wlcg, </text:span><text:span text:style-name="T90">rfc9068</text:span></text:p>
      <text:p text:style-name="P110"/>
      <text:p text:style-name="Heading">What it does</text:p>
      <text:p text:style-name="P85">If this handler is present, then a corresponding JWT is created for the access token. If this handler is missing, the default token (which is simply an opaque string) will be used <text:span text:style-name="T77">with all server defaults</text:span>.</text:p>
      <text:p text:style-name="P42">Specific attributes</text:p>
      <text:p text:style-name="P87">The following are specific to all access token handlers</text:p>
      <table:table table:name="Table2" table:style-name="Table2">
        <table:table-column table:style-name="Table2.A"/>
        <table:table-column table:style-name="Table2.B"/>
        <table:table-column table:style-name="Table2.C"/>
        <table:table-column table:style-name="Table2.D"/>
        <table:table-row table:style-name="TableLine93844807070976">
          <table:table-cell table:style-name="Table2.A1" office:value-type="string">
            <text:p text:style-name="P70">Attribute</text:p>
          </table:table-cell>
          <table:table-cell table:style-name="Table2.A1" office:value-type="string">
            <text:p text:style-name="P70">Req?</text:p>
          </table:table-cell>
          <table:table-cell table:style-name="Table2.A1" office:value-type="string">
            <text:p text:style-name="P70">Default</text:p>
          </table:table-cell>
          <table:table-cell table:style-name="Table2.D1" office:value-type="string">
            <text:p text:style-name="P70">Description</text:p>
          </table:table-cell>
        </table:table-row>
        <table:table-row table:style-name="TableLine93844807108112">
          <table:table-cell table:style-name="Table2.A2" office:value-type="string">
            <text:p text:style-name="P70">audien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audience for this token. It may be a list or a single value</text:p>
          </table:table-cell>
        </table:table-row>
        <table:table-row table:style-name="TableLine93844807110352">
          <table:table-cell table:style-name="Table2.A2" office:value-type="string">
            <text:p text:style-name="P70">issuer</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69">The issuer for this token.</text:p>
          </table:table-cell>
        </table:table-row>
        <table:table-row table:style-name="TableLine93844807111264">
          <table:table-cell table:style-name="Table2.A2" office:value-type="string">
            <text:p text:style-name="P70">resource</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2">Resources for this token. Either a list or singleton</text:p>
          </table:table-cell>
        </table:table-row>
        <table:table-row table:style-name="TableLine93844807112224">
          <table:table-cell table:style-name="Table2.A2" office:value-type="string">
            <text:p text:style-name="P70">subject</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Set the subject (templates allowed <text:span text:style-name="T78">from user claims</text:span>) for the access token</text:p>
          </table:table-cell>
        </table:table-row>
        <table:table-row table:style-name="Table2.6">
          <table:table-cell table:style-name="Table2.A2" office:value-type="string">
            <text:p text:style-name="P70">templates</text:p>
          </table:table-cell>
          <table:table-cell table:style-name="Table2.A2" office:value-type="string">
            <text:p text:style-name="P60">-</text:p>
          </table:table-cell>
          <table:table-cell table:style-name="Table2.A2" office:value-type="string">
            <text:p text:style-name="P60">-</text:p>
          </table:table-cell>
          <table:table-cell table:style-name="Table2.D2" office:value-type="string">
            <text:p text:style-name="P71">Templates to be used to resolve scope requests.</text:p>
          </table:table-cell>
        </table:table-row>
      </table:table>
      <text:p text:style-name="P106"/>
      <text:p text:style-name="P43">How are issuers determined?</text:p>
      <text:p text:style-name="P112">The hierarchy is</text:p>
      <text:list xml:id="list234556033" text:style-name="L2">
        <text:list-item>
          <text:p text:style-name="P132"><text:soft-page-break/>Value set directly in QDL</text:p>
        </text:list-item>
        <text:list-item>
          <text:p text:style-name="P132">This configuration attribute</text:p>
        </text:list-item>
        <text:list-item>
          <text:p text:style-name="P132">The value in the virtual organization at_issuer attribute</text:p>
        </text:list-item>
        <text:list-item>
          <text:p text:style-name="P134">The server default issuer</text:p>
        </text:list-item>
        <text:list-item>
          <text:p text:style-name="P134">The address of the server</text:p>
        </text:list-item>
      </text:list>
      <text:p text:style-name="P44">How is the audience determined?</text:p>
      <text:list xml:id="list668170192" text:style-name="L3">
        <text:list-item>
          <text:p text:style-name="P135">Value set from QDL</text:p>
        </text:list-item>
        <text:list-item>
          <text:p text:style-name="P135">Value set in this configuration</text:p>
        </text:list-item>
      </text:list>
      <text:p text:style-name="P114">Note that no value set means this is not asserted. The only exception i</text:p>
      <text:p text:style-name="P115">e of refresh tokens etc. To be frank, these tend to be a mess, but that is how most specifications that use them are written. </text:p>
      <text:h text:style-name="Heading_20_2" text:outline-level="2"><text:bookmark-start text:name="__RefHeading___Toc9292_2369907032"/>Templates<text:bookmark-end text:name="__RefHeading___Toc9292_2369907032"/></text:h>
      <text:p text:style-name="P102"><text:span text:style-name="T96">A </text:span><text:span text:style-name="T45">template </text:span><text:span text:style-name="T96">is a </text:span><text:span text:style-name="T131">fixed </text:span><text:span text:style-name="T96">pattern used to create a scope. </text:span><text:span text:style-name="T131">They may model static or dynamic permissions. </text:span><text:span text:style-name="T134">See the associated blurb on scopes. </text:span><text:span text:style-name="T131"><text:s/></text:span><text:span text:style-name="T96">These are aggregated by audience, so for a given audience, a set of templates is available. </text:span></text:p>
      <text:p text:style-name="P102"><text:span text:style-name="T96">The <text:s/></text:span><text:span text:style-name="T34">path</text:span><text:span text:style-name="T96"> is a </text:span><text:span text:style-name="T116">p</text:span><text:span text:style-name="T96">ath to </text:span><text:span text:style-name="T45">e.g</text:span><text:span text:style-name="T96">. a file or other resource. </text:span><text:span text:style-name="T116">These may include claims from the id token.</text:span><text:span text:style-name="T96"> </text:span><text:span text:style-name="T116">C</text:span><text:span text:style-name="T96">laims </text:span><text:span text:style-name="T116">are </text:span><text:span text:style-name="T96">accessed using template notation, </text:span><text:span text:style-name="T116">so</text:span><text:span text:style-name="T96"> </text:span><text:span text:style-name="T34">${claim_name}</text:span><text:span text:style-name="T96"> <text:s/>will substitute the given name. </text:span></text:p>
      <text:h text:style-name="Heading_20_3" text:outline-level="3">Which template?</text:h>
      <text:p text:style-name="P140">If there is a single template, that is used without any further ado. If <text:span text:style-name="T137">there are multiple templates and the client has an audience configured, </text:span><text:s/><text:span text:style-name="T137">that will be used, </text:span><text:span text:style-name="T142">unless you override it by passing in the </text:span><text:span text:style-name="T139">audience</text:span><text:span text:style-name="T142"> parameter</text:span><text:span text:style-name="T137">. </text:span><text:span text:style-name="T142">Using the </text:span><text:span text:style-name="T139">audience</text:span><text:span text:style-name="T142"> parameter will also set that as the audience in the access token. </text:span><text:span text:style-name="T137">You may also explicitly use a template by passing in the parameter </text:span><text:span text:style-name="T140">org.oa4mp:/template=</text:span><text:span text:style-name="T141">name</text:span><text:span text:style-name="T48"> </text:span><text:span text:style-name="T91">. </text:span></text:p>
      <text:p text:style-name="P142"><text:span text:style-name="T79">A special case is SciTokens which allows for the audience to be specified using a scope of the form</text:span></text:p>
      <text:p text:style-name="P143"><text:span text:style-name="T79">aud:NAME</text:span></text:p>
      <text:p text:style-name="P142">which you may use as an alternate to the org.oa4mp parameter. If both are sent, the org.oa4mp parameter is used. <text:span text:style-name="T142">Intabulated</text:span></text:p>
      <table:table table:name="Table5" table:style-name="Table5">
        <table:table-column table:style-name="Table5.A" table:number-columns-repeated="3"/>
        <table:table-row table:style-name="TableLine93844711093904">
          <table:table-cell table:style-name="Table5.A1" office:value-type="string">
            <text:p text:style-name="P144">Name</text:p>
          </table:table-cell>
          <table:table-cell table:style-name="Table5.A1" office:value-type="string">
            <text:p text:style-name="P127">Value</text:p>
          </table:table-cell>
          <table:table-cell table:style-name="Table5.A1" office:value-type="string">
            <text:p text:style-name="P127">Effect</text:p>
          </table:table-cell>
        </table:table-row>
        <table:table-row table:style-name="TableLine93844711093904">
          <table:table-cell table:style-name="Table5.A1" office:value-type="string">
            <text:p text:style-name="P141"><text:span text:style-name="T139">audience</text:span></text:p>
          </table:table-cell>
          <table:table-cell table:style-name="Table5.A1" office:value-type="string">
            <text:p text:style-name="P129">Single, value of the audiemce</text:p>
          </table:table-cell>
          <table:table-cell table:style-name="Table5.A1" office:value-type="string">
            <text:p text:style-name="P126">Which template to use, overrides the audience in the configuration.</text:p>
          </table:table-cell>
        </table:table-row>
        <table:table-row table:style-name="TableLine93844711093904">
          <table:table-cell table:style-name="Table5.A1" office:value-type="string">
            <text:p text:style-name="P127"><text:span text:style-name="T138">org.oa4mp:/template</text:span></text:p>
          </table:table-cell>
          <table:table-cell table:style-name="Table5.A1" office:value-type="string">
            <text:p text:style-name="P129">Multiple, values of audience</text:p>
          </table:table-cell>
          <table:table-cell table:style-name="Table5.A1" office:value-type="string">
            <text:p text:style-name="P126">Which template to use. Does <text:span text:style-name="T41">not</text:span><text:span text:style-name="T79"> alter the audience in the token</text:span></text:p>
          </table:table-cell>
        </table:table-row>
        <table:table-row table:style-name="TableLine93844711093904">
          <table:table-cell table:style-name="Table5.A1" office:value-type="string">
            <text:p text:style-name="P141"><text:span text:style-name="T139">aud:NAME</text:span></text:p>
          </table:table-cell>
          <table:table-cell table:style-name="Table5.A1" office:value-type="string">
            <text:p text:style-name="P129">(as a scope) single values, but multiple occurences will be <text:soft-page-break/>aggregated. </text:p>
          </table:table-cell>
          <table:table-cell table:style-name="Table5.A1" office:value-type="string">
            <text:p text:style-name="P128"><text:span text:style-name="T142">(Scitokens only) identical to audience parameter, except </text:span><text:soft-page-break/><text:span text:style-name="T142">multiple values may be sent.</text:span></text:p>
          </table:table-cell>
        </table:table-row>
      </table:table>
      <text:p text:style-name="P142"/>
      <text:h text:style-name="Heading_20_3" text:outline-level="3">Group resolutions</text:h>
      <text:p text:style-name="P102"><text:span text:style-name="T96">There is a very special case of templates. If the claim name is an aggregate (such as a bunch of group memberships) then the template is resolved if the </text:span><text:span text:style-name="T116">scope contains a component in one of the aggregates</text:span></text:p>
      <text:p text:style-name="Heading">Example</text:p>
      <text:p text:style-name="Preformatted_20_Text">"templates": [ {</text:p>
      <text:p text:style-name="Preformatted_20_Text"><text:s text:c="2"/>"aud": "https://fnal.gov/serverA",</text:p>
      <text:p text:style-name="Preformatted_20_Text"/>
      <text:p text:style-name="Preformatted_20_Text"><text:s text:c="2"/>"paths": <text:s text:c="2"/>[</text:p>
      <text:p text:style-name="Preformatted_20_Text"><text:s text:c="6"/>{"op": "read","path": "/home/${sub}"},</text:p>
      <text:p text:style-name="Preformatted_20_Text"><text:s text:c="6"/>{"op": "<text:span text:style-name="T12">write</text:span>","path": "/home/${<text:span text:style-name="T12">isMemberOf</text:span>}/${sub}"}</text:p>
      <text:p text:style-name="Preformatted_20_Text"><text:s text:c="3"/>]</text:p>
      <text:p text:style-name="P7"><text:s text:c="2"/>}</text:p>
      <text:p text:style-name="P7">]</text:p>
      <text:p text:style-name="Preformatted_20_Text"/>
      <text:p text:style-name="P103">In <text:span text:style-name="T116">this case, the read operation expects a scope like </text:span><text:span text:style-name="T31">/</text:span><text:span text:style-name="T20">home/bob</text:span><text:span text:style-name="T85"> and if the </text:span><text:span text:style-name="T24">sub</text:span><text:span text:style-name="T85"> claim is </text:span><text:span text:style-name="T23">bob </text:span><text:span text:style-name="T92">then the claim will be asserted. In the write example, </text:span><text:span text:style-name="T22">i</text:span><text:span text:style-name="T23">sMemberOf </text:span><text:span text:style-name="T92">is a list of groups like </text:span></text:p>
      <text:p text:style-name="P23">isMemberOf = ["bsu_all", "admin","staff"]</text:p>
      <text:p text:style-name="P107"/>
      <text:p text:style-name="Text_20_body"><text:span text:style-name="T92">So a scope of </text:span><text:span text:style-name="T23">/home/admin/bob</text:span><text:span text:style-name="T92"> would be asserted (since </text:span><text:span text:style-name="T22">a</text:span><text:span text:style-name="T24">dmin</text:span> <text:span text:style-name="T117">is on the list of groups and </text:span><text:span text:style-name="T35">bob</text:span> <text:span text:style-name="T117">is the subject claim). A scope of </text:span><text:span text:style-name="T23">/home/</text:span><text:span text:style-name="T24">students</text:span><text:span text:style-name="T23">/bob</text:span> <text:span text:style-name="T117">would not be asserted, since </text:span><text:span text:style-name="T24">students</text:span> <text:s/><text:span text:style-name="T117">is not in the list of groups for this person.</text:span></text:p>
      <text:h text:style-name="P125" text:outline-level="2"><text:bookmark-start text:name="__RefHeading___Toc9294_2369907032"/><text:span text:style-name="T97">How are </text:span><text:span text:style-name="T133">templates</text:span><text:span text:style-name="T97"> converted to permissions?</text:span><text:bookmark-end text:name="__RefHeading___Toc9294_2369907032"/></text:h>
      <text:p text:style-name="P90"><text:span text:style-name="T97">This takes a bit of work, but in the client request, scopes may be anything as long as they are separated by spaces. So requests in the access token for </text:span><text:span text:style-name="T98">reading a location </text:span><text:span text:style-name="T97">like </text:span><text:span text:style-name="T30">/</text:span><text:span text:style-name="T18">home/public/ncsa_</text:span><text:span text:style-name="T19">all</text:span><text:span text:style-name="T18">/bob</text:span><text:span text:style-name="T80"> <text:s/>for a given resource would come through in a scope as </text:span></text:p>
      <text:p text:style-name="Preformatted_20_Text"><text:span text:style-name="T79">openid profile read:</text:span><text:span text:style-name="T29">/</text:span><text:span text:style-name="T17">home/public/ncsa_</text:span><text:span text:style-name="T18">all</text:span><text:span text:style-name="T79">/</text:span><text:span text:style-name="T80">bob ... </text:span><text:span text:style-name="T81">other scopes</text:span><text:span text:style-name="T80"><text:line-break/></text:span></text:p>
      <text:p text:style-name="P108">for a resource of</text:p>
      <text:p text:style-name="P8"><text:span text:style-name="T79">https://</text:span><text:span text:style-name="T15">ncsa</text:span><text:span text:style-name="T79">.</text:span><text:span text:style-name="T15">illinois.edu</text:span><text:span text:style-name="T79">/</text:span><text:span text:style-name="T15">access</text:span></text:p>
      <text:p text:style-name="P26"/>
      <text:p text:style-name="P108">In the configuration, a typical template might be </text:p>
      <text:p text:style-name="Preformatted_20_Text">"templates": [ {</text:p>
      <text:p text:style-name="Preformatted_20_Text"><text:s text:c="2"/>"aud": "https://<text:span text:style-name="T4">ncsa</text:span>.<text:span text:style-name="T4">illinois.edu</text:span>/<text:span text:style-name="T4">access</text:span>",</text:p>
      <text:p text:style-name="Preformatted_20_Text"><text:s text:c="2"/>"paths": <text:s text:c="2"/>[</text:p>
      <text:p text:style-name="Preformatted_20_Text"><text:s text:c="6"/>{"op": "read","path": "/home/${<text:span text:style-name="T4">isMemberOf</text:span>}/<text:span text:style-name="T98">${</text:span><text:span text:style-name="T5">sub</text:span><text:span text:style-name="T98">}</text:span>"}</text:p>
      <text:p text:style-name="Preformatted_20_Text"><text:s text:c="3"/>]</text:p>
      <text:p text:style-name="Preformatted_20_Text"><text:s text:c="2"/>}</text:p>
      <text:p text:style-name="Preformatted_20_Text">]</text:p>
      <text:p text:style-name="Text_20_body"/>
      <text:p text:style-name="P91"><text:soft-page-break/><text:span text:style-name="T100">First, the audience </text:span><text:span text:style-name="T117">(which may be any string, but generally uris are less ambiguous) </text:span><text:span text:style-name="T100">is </text:span><text:span text:style-name="T101">use to </text:span><text:span text:style-name="T100">ch</text:span><text:span text:style-name="T101">e</text:span><text:span text:style-name="T100">ck what templates are there. Then the operation (before the colon) is found. There may be multiple templates for an operation. Now that a template has been found, </text:span><text:span text:style-name="T98">the requested scope with have two matches done on it based on user claims. </text:span><text:span text:style-name="T33">isMemberOf</text:span><text:span text:style-name="T98"> is normally a list of groups. As long as the person is in the group </text:span><text:span text:style-name="T33">ncsa_all</text:span><text:span text:style-name="T98"> and has </text:span><text:span text:style-name="T99">subject</text:span><text:span text:style-name="T98"> </text:span><text:span text:style-name="T33">bob</text:span><text:span text:style-name="T98"> then the template matches the given scope and will be asserted. <text:s/>Any standard claim could be used. </text:span></text:p>
      <text:p text:style-name="P92">Note that you do need an audience for your template in the configuration. If there is a single audience for your client though, you do not have to request it explicitly. If there are multiple audiences though and none is specified, an error is raised.</text:p>
      <text:h text:style-name="Heading_20_3" text:outline-level="3"><text:bookmark-start text:name="__RefHeading___Toc9296_2369907032"/><text:span text:style-name="T131">Static permissions</text:span>: no path <text:span text:style-name="T101">in the template</text:span><text:bookmark-end text:name="__RefHeading___Toc9296_2369907032"/></text:h>
      <text:p text:style-name="P93"><text:span text:style-name="T135">These are called </text:span><text:span text:style-name="T47">entitlements</text:span><text:span text:style-name="T135"> by some, but are simply flags that are present or not. </text:span>In this case, there is not resource path. In that case just use a template like <text:span text:style-name="T131">e.g.</text:span></text:p>
      <text:p text:style-name="P10">"templates": [ {</text:p>
      <text:p text:style-name="P10"><text:s text:c="2"/>"aud": "https://<text:span text:style-name="T4">ncsa</text:span>.<text:span text:style-name="T4">illinois.edu</text:span>/<text:span text:style-name="T4">access</text:span>",</text:p>
      <text:p text:style-name="P10"><text:s text:c="2"/>"paths": <text:s text:c="2"/>[</text:p>
      <text:p text:style-name="P10"><text:s text:c="6"/>{"op": "<text:span text:style-name="T6">compute.path</text:span>"},</text:p>
      <text:p text:style-name="P10"><text:s text:c="6"/>{"op": "<text:span text:style-name="T6">compute.cancel</text:span>"}</text:p>
      <text:p text:style-name="P10"><text:s text:c="3"/>]</text:p>
      <text:p text:style-name="P10"><text:s text:c="2"/>}</text:p>
      <text:p text:style-name="P9">]</text:p>
      <text:p text:style-name="P93"/>
      <text:h text:style-name="Heading_20_2" text:outline-level="2"><text:bookmark-start text:name="__RefHeading___Toc9298_2369907032"/><text:span text:style-name="T131">Using </text:span>QDL and templates<text:bookmark-end text:name="__RefHeading___Toc9298_2369907032"/></text:h>
      <text:p text:style-name="Text_20_body"><text:span text:style-name="T118">You may use QDL </text:span><text:span text:style-name="T131">in conjunction with </text:span><text:span text:style-name="T118">templates. QDL will be processed (in case you need to update your claims) then</text:span> <text:span text:style-name="T118">templates will be processed. You may turn on or off template processing </text:span><text:s/><text:span text:style-name="T118">inside QDL by setting the do_templates flag on the flow to false. See the QDL scripting blurb for more details.</text:span></text:p>
      <text:p text:style-name="P115">You <text:span text:style-name="T41">cannot </text:span><text:span text:style-name="T79">set templates from QDL. These are in the configuration for the client.</text:span></text:p>
      <text:p text:style-name="Heading">A common question</text:p>
      <text:p text:style-name="P89">“Hey, I’d love it if we could have a template the uses part of a claim – like the first part of their EPPN, how do I do that?” </text:p>
      <text:p text:style-name="P105"><text:span text:style-name="T119">You cannot. That requires QDL. You can, however execute QDL statements (if you</text:span><text:span text:style-name="T120">r</text:span><text:span text:style-name="T119"> client is allowed to). Such a block of QDL to do this is </text:span></text:p>
      <text:p text:style-name="Preformatted_20_Text">"qdl":{</text:p>
      <text:p text:style-name="P24"><text:s text:c="5"/>"code":"claims.<text:span text:style-name="T13">my_id</text:span>:=<text:span text:style-name="T13">head(claims.eppn,'@')</text:span>;",</text:p>
      <text:p text:style-name="P24"><text:s text:c="6"/>"xmd":{"exec_phase":["post_token"]}</text:p>
      <text:p text:style-name="Preformatted_20_Text"><text:s text:c="3"/>} //end QDL </text:p>
      <text:p text:style-name="P104"/>
      <text:p text:style-name="P104">This creates a custom claim called my_id. Use that in your template. <text:s/>Generally though, if you really need to start using QDL, you should not just execute individual statements, since this makes the configuration very messy and hard to maintain. </text:p>
      <text:h text:style-name="Heading_20_2" text:outline-level="2"><text:bookmark-start text:name="__RefHeading___Toc9300_2369907032"/><text:soft-page-break/>When to use templates or not<text:bookmark-end text:name="__RefHeading___Toc9300_2369907032"/></text:h>
      <text:p text:style-name="P115">Templates are used when there is an identifiable <text:span text:style-name="T136">and relatively static </text:span>set of patterns to capture. If that is not viable, then QDL should be used as the policy language. </text:p>
      <text:p text:style-name="P46">Example</text:p>
      <text:p text:style-name="P115">Let us say that you have individual permissions set per user that will be used based on the group memberships of that user. In that case literally every user would have their own set of templates which is frankly impossible to maintain. QDL would then be used. <text:s/><text:span text:style-name="T132">Automatic downscope tests (applied for templates) cannot work here since the system has no idea what are supposed to be static or dynamic permissions. In such cases you should apply these yourself using the </text:span><text:span text:style-name="T40">downscope()</text:span><text:span text:style-name="T132"> function in QDL.</text:span></text:p>
      <text:h text:style-name="P122" text:outline-level="1"><text:bookmark-start text:name="__RefHeading___Toc9302_2369907032"/>The refresh token handler<text:bookmark-end text:name="__RefHeading___Toc9302_2369907032"/></text:h>
      <text:p text:style-name="P95">Refresh tokens may also be issued as JWTs. </text:p>
      <text:p text:style-name="P96"><text:span text:style-name="T49">Supported token types: </text:span><text:span text:style-name="T94">default, </text:span><text:span text:style-name="T95">refresh</text:span></text:p>
      <text:p text:style-name="P96">There is only the default handler at this point. Note that refresh tokens a<text:span text:style-name="T123">re</text:span> <text:span text:style-name="T41">not </text:span><text:span text:style-name="T79">signed. There is simply the header and payload. This seems to be the standard that is most widely used. </text:span></text:p>
      <text:p text:style-name="Preformatted_20_Text"><text:s text:c="2"/>"refresh": <text:s/>{</text:p>
      <text:p text:style-name="Preformatted_20_Text"><text:s text:c="5"/>"audience": "https://wlcg.cern.ch/jwt/refresh",</text:p>
      <text:p text:style-name="Preformatted_20_Text"><text:s text:c="5"/>"issuer": "https://refresh.cilogon.org",</text:p>
      <text:p text:style-name="Preformatted_20_Text"><text:s text:c="5"/>"lifetime": 3600000,</text:p>
      <text:p text:style-name="Preformatted_20_Text"><text:s text:c="5"/>"type": "<text:span text:style-name="T7">default</text:span>"</text:p>
      <text:p text:style-name="Preformatted_20_Text"><text:s text:c="4"/>}</text:p>
      <text:p text:style-name="Preformatted_20_Text"><text:s text:c="3"/>}}</text:p>
      <text:p text:style-name="Preformatted_20_Text"/>
      <text:h text:style-name="Heading_20_1" text:outline-level="1"><text:bookmark-start text:name="__RefHeading___Toc9304_2369907032"/>A full example<text:bookmark-end text:name="__RefHeading___Toc9304_2369907032"/></text:h>
      <text:p text:style-name="Text_20_body">This is an example from the test server that has a handler for each type.</text:p>
      <text:p text:style-name="P99">The templates are intended to be small so that it is easy to see what is happening. Most real world examples of scopes tend to get very long. </text:p>
      <text:p text:style-name="P99"/>
      <text:p text:style-name="P12">{"tokens": {</text:p>
      <text:p text:style-name="P12"><text:s text:c="3"/>"access": <text:s/>{</text:p>
      <text:p text:style-name="P12"><text:s text:c="6"/>"audience": "https://wlcg.cern.ch/jwt/v1/access",</text:p>
      <text:p text:style-name="P12"><text:s text:c="6"/>"issuer": "https://access.cilogon.org",</text:p>
      <text:p text:style-name="P12"><text:s text:c="6"/>"lifetime": 750019,</text:p>
      <text:p text:style-name="P12"><text:s text:c="6"/>"templates": [ <text:s/></text:p>
      <text:p text:style-name="P12"><text:s text:c="9"/>{"aud": "https://wlcg.cern.ch/jwt/v1/access",</text:p>
      <text:p text:style-name="P12"><text:s text:c="10"/>"paths":[</text:p>
      <text:p text:style-name="P12"><text:s text:c="12"/>{"op": "read","path": "/home/${sub}"},</text:p>
      <text:p text:style-name="P14"><text:s text:c="12"/>{"op": "read","path": "/<text:span text:style-name="T9">public</text:span>/<text:span text:style-name="T108">lsst/</text:span>${sub}"},</text:p>
      <text:p text:style-name="P14"><text:s text:c="12"/>{"op": "x.y","path": "/abc/def"},</text:p>
      <text:p text:style-name="P12"><text:s text:c="12"/>{"op": "x.z"},</text:p>
      <text:p text:style-name="P12"><text:s text:c="12"/>{"op": "write","path": "/data/cluster"}</text:p>
      <text:p text:style-name="P12"><text:soft-page-break/><text:s text:c="11"/>]</text:p>
      <text:p text:style-name="P12"><text:s text:c="9"/>}],</text:p>
      <text:p text:style-name="P12"><text:s text:c="6"/>"type": "wlcg"</text:p>
      <text:p text:style-name="P12"><text:s text:c="4"/>},</text:p>
      <text:p text:style-name="P13"><text:s text:c="4"/>"identity": {</text:p>
      <text:p text:style-name="P13"><text:s text:c="7"/>"type": "identity"</text:p>
      <text:p text:style-name="P13"><text:s text:c="7"/>"lifetime": <text:span text:style-name="T8">2400000</text:span>,</text:p>
      <text:p text:style-name="P13"><text:s text:c="4"/>},</text:p>
      <text:p text:style-name="P12"><text:s text:c="4"/>"refresh": <text:s/>{</text:p>
      <text:p text:style-name="P12"><text:s text:c="6"/>"audience": "https://wlcg.cern.ch/jwt/refresh",</text:p>
      <text:p text:style-name="P12"><text:s text:c="6"/>"issuer": "https://refresh.cilogon.org",</text:p>
      <text:p text:style-name="P12"><text:s text:c="6"/>"lifetime": 3600000,</text:p>
      <text:p text:style-name="P12"><text:s text:c="6"/>"type": "<text:span text:style-name="T7">default</text:span>"</text:p>
      <text:p text:style-name="P12"><text:s text:c="4"/>}</text:p>
      <text:p text:style-name="P12"><text:s text:c="3"/>}}</text:p>
      <text:p text:style-name="Text_20_body">Here is <text:span text:style-name="T104">table of inputs (requested scopes) and outputs (returned scopes) for the above configuration. </text:span><text:span text:style-name="T55">E</text:span><text:span text:style-name="T104"> in the table below refers to the endpoint used. </text:span></text:p>
      <text:p text:style-name="P97">T = token endpoint</text:p>
      <text:p text:style-name="P97">R = refresh endpoint</text:p>
      <text:p text:style-name="P97">TX = token exchange endpoint.</text:p>
      <text:p text:style-name="P98">Scopes are space-delimited. To make this all readable, each scope is on a separate line in the table below and rows are the correspondences between request and response.</text:p>
      <text:p text:style-name="P11"/>
      <table:table table:name="Table3" table:style-name="Table3">
        <table:table-column table:style-name="Table3.A"/>
        <table:table-column table:style-name="Table3.B"/>
        <table:table-column table:style-name="Table3.C"/>
        <table:table-column table:style-name="Table3.D"/>
        <table:table-row table:style-name="TableLine93844807190080">
          <table:table-cell table:style-name="Table3.A1" office:value-type="string">
            <text:p text:style-name="P65">#</text:p>
          </table:table-cell>
          <table:table-cell table:style-name="Table3.A1" office:value-type="string">
            <text:p text:style-name="P66">requested scope</text:p>
          </table:table-cell>
          <table:table-cell table:style-name="Table3.A1" office:value-type="string">
            <text:p text:style-name="P66">E</text:p>
          </table:table-cell>
          <table:table-cell table:style-name="Table3.D1" office:value-type="string">
            <text:p text:style-name="P67">returned scope</text:p>
          </table:table-cell>
        </table:table-row>
        <table:table-row table:style-name="TableLine93844807300384">
          <table:table-cell table:style-name="Table3.A2" office:value-type="string">
            <text:p text:style-name="P51">1</text:p>
          </table:table-cell>
          <table:table-cell table:style-name="Table3.A2" office:value-type="string">
            <text:p text:style-name="P55">read:<text:line-break/><text:line-break/>x.y: <text:line-break/>x.z <text:line-break/>write:</text:p>
          </table:table-cell>
          <table:table-cell table:style-name="Table3.A2" office:value-type="string">
            <text:p text:style-name="P48">T</text:p>
          </table:table-cell>
          <table:table-cell table:style-name="Table3.D2" office:value-type="string">
            <text:p text:style-name="P49"><text:span text:style-name="T63">read:/home/jeff <text:line-break/>read:/public/lsst/jeff <text:line-break/>x.y:/abc/def<text:line-break/></text:span><text:span text:style-name="T70">x.z</text:span><text:span text:style-name="T63"><text:line-break/>write:/data/cluster</text:span></text:p>
          </table:table-cell>
        </table:table-row>
        <table:table-row table:style-name="TableLine93844807302560">
          <table:table-cell table:style-name="Table3.A2" office:value-type="string">
            <text:p text:style-name="P51">2</text:p>
          </table:table-cell>
          <table:table-cell table:style-name="Table3.A2" office:value-type="string">
            <text:p text:style-name="P47"><text:bookmark-start text:name="__DdeLink__88201_1043873889"/><text:span text:style-name="T63">read:/home/jeff/</text:span><text:span text:style-name="T65">data</text:span><text:span text:style-name="T63"><text:line-break/>x.y: <text:line-break/>x.z <text:line-break/>write:/</text:span><text:span text:style-name="T65">data/cluster/ligo</text:span><text:bookmark-end text:name="__DdeLink__88201_1043873889"/></text:p>
          </table:table-cell>
          <table:table-cell table:style-name="Table3.A2" office:value-type="string">
            <text:p text:style-name="P48">T</text:p>
          </table:table-cell>
          <table:table-cell table:style-name="Table3.D2" office:value-type="string">
            <text:p text:style-name="P50"><text:span text:style-name="T63">read:/home/jeff/</text:span><text:span text:style-name="T65">data</text:span><text:span text:style-name="T63"><text:line-break/>x.y:/</text:span><text:span text:style-name="T65">abc/def</text:span><text:span text:style-name="T63"> <text:line-break/>x.z <text:line-break/>write:/</text:span><text:span text:style-name="T65">data/cluster/ligo</text:span></text:p>
          </table:table-cell>
        </table:table-row>
        <table:table-row table:style-name="TableLine93844807303472">
          <table:table-cell table:style-name="Table3.A2" office:value-type="string">
            <text:p text:style-name="P51">3</text:p>
          </table:table-cell>
          <table:table-cell table:style-name="Table3.A2" office:value-type="string">
            <text:p text:style-name="P56"><text:bookmark-start text:name="__DdeLink__260179_1043873889"/>read:<text:line-break/>x.y: <text:line-break/>x.z <text:line-break/>write:<text:bookmark-end text:name="__DdeLink__260179_1043873889"/></text:p>
          </table:table-cell>
          <table:table-cell table:style-name="Table3.A2" office:value-type="string">
            <text:p text:style-name="P73">R/TX</text:p>
          </table:table-cell>
          <table:table-cell table:style-name="Table3.D2" office:value-type="string">
            <text:p text:style-name="P50"><text:span text:style-name="T63"><text:line-break/><text:line-break/></text:span><text:span text:style-name="T65">x.z<text:line-break/></text:span></text:p>
          </table:table-cell>
        </table:table-row>
        <table:table-row table:style-name="TableLine93844807304432">
          <table:table-cell table:style-name="Table3.A2" office:value-type="string">
            <text:p text:style-name="P51">4</text:p>
          </table:table-cell>
          <table:table-cell table:style-name="Table3.A2" office:value-type="string">
            <text:p text:style-name="P47"><text:span text:style-name="T63">read:/home/jeff/</text:span><text:span text:style-name="T65">data</text:span><text:span text:style-name="T63"><text:line-break/>x.y: <text:line-break/>x.z <text:line-break/>write:/</text:span><text:span text:style-name="T65">data/cluster/ligo</text:span></text:p>
          </table:table-cell>
          <table:table-cell table:style-name="Table3.A2" office:value-type="string">
            <text:p text:style-name="P74">R/TX</text:p>
          </table:table-cell>
          <table:table-cell table:style-name="Table3.D2" office:value-type="string">
            <text:p text:style-name="P50"><text:span text:style-name="T63">read:/home/jeff/</text:span><text:span text:style-name="T65">data<text:line-break/><text:line-break/>x.z<text:line-break/>write:/data/cluster/ligo</text:span></text:p>
          </table:table-cell>
        </table:table-row>
        <table:table-row table:style-name="TableLine93844807305616">
          <table:table-cell table:style-name="Table3.A2" office:value-type="string">
            <text:p text:style-name="P51">5</text:p>
          </table:table-cell>
          <table:table-cell table:style-name="Table3.A2" office:value-type="string">
            <text:p text:style-name="P47"><text:bookmark-start text:name="__DdeLink__260181_1043873889"/><text:span text:style-name="T63">read:/home/jeffy<text:line-break/>x.y:/abc/def/ghi write:/data/cluster1 <text:line-break/>x.z:/</text:span><text:span text:style-name="T68">etc/certs</text:span><text:bookmark-end text:name="__DdeLink__260181_1043873889"/></text:p>
          </table:table-cell>
          <table:table-cell table:style-name="Table3.A2" office:value-type="string">
            <text:p text:style-name="P74">R/TX</text:p>
          </table:table-cell>
          <table:table-cell table:style-name="Table3.D2" office:value-type="string">
            <text:p text:style-name="P52"><text:line-break/> <text:span text:style-name="T71">x.y:/abc/def/ghi</text:span></text:p>
          </table:table-cell>
        </table:table-row>
        <table:table-row table:style-name="TableLine93844807306480">
          <table:table-cell table:style-name="Table3.A2" office:value-type="string">
            <text:p text:style-name="P53">6</text:p>
          </table:table-cell>
          <table:table-cell table:style-name="Table3.A2" office:value-type="string">
            <text:p text:style-name="P54"><text:span text:style-name="T63">read:/home/</text:span><text:span text:style-name="T69">bob</text:span></text:p>
          </table:table-cell>
          <table:table-cell table:style-name="Table3.A2" office:value-type="string">
            <text:p text:style-name="P75">T</text:p>
          </table:table-cell>
          <table:table-cell table:style-name="Table3.D2" office:value-type="string">
            <text:p text:style-name="P36">An error, since no scopes can be asserted. <text:span text:style-name="T121">Also means R and TX are impossible.</text:span></text:p>
          </table:table-cell>
        </table:table-row>
      </table:table>
      <text:p text:style-name="P37"/>
      <text:p text:style-name="Standard"><text:span text:style-name="T82">At all times, the templates are resolved, so in the above, references to </text:span><text:span text:style-name="T66">${sub} </text:span><text:span text:style-name="T105">are replaced in all endpoints.</text:span></text:p>
      <text:p text:style-name="P38"/>
      <text:p text:style-name="Standard"><text:soft-page-break/><text:span text:style-name="T104">The token endpoint will treat superscopes as requests for the corresponding scope. So in the first example, a superscope</text:span><text:span text:style-name="T108">s</text:span><text:span text:style-name="T104"> of </text:span><text:s/><text:span text:style-name="T69">w</text:span><text:span text:style-name="T64">rite: </text:span><text:span text:style-name="T118">is </text:span><text:span text:style-name="T104">sent and the server responds with </text:span><text:span text:style-name="T64">write:/data/cluster.</text:span></text:p>
      <text:p text:style-name="Standard"/>
      <text:p text:style-name="P34">The refresh and token exchange endpoints, however, generally will not treat superscopes as requests, but will try to match. The use pattern is the initial request can query for possible scopes and refreshes and exchanges may reduce the scope. <text:span text:style-name="T105">In all endpoints, subscopes will be resolved.</text:span></text:p>
      <text:p text:style-name="P35"/>
      <text:p text:style-name="Heading">Commentary</text:p>
      <text:list xml:id="list282910385" text:style-name="L4">
        <text:list-item>
          <text:p text:style-name="P138">Only requests are made. <text:span text:style-name="T107">T</text:span>emplates are resolved and the values returned.</text:p>
        </text:list-item>
        <text:list-item>
          <text:p text:style-name="P138">Two specific subscopes are requested plus a query. </text:p>
        </text:list-item>
        <text:list-item>
          <text:p text:style-name="P138">Same request to the exchange endpoint as 1, but requests are not serviced, hence only a single scope can be asserted</text:p>
        </text:list-item>
        <text:list-item>
          <text:p text:style-name="P138">Same request as 2 to the exchange endpoint. The single query is ignored.</text:p>
        </text:list-item>
        <text:list-item>
          <text:p text:style-name="P137"><text:span text:style-name="T106">Request to the exchange endpoint with a single valid subscope. Since scopes are resolved by path, a scope of </text:span><text:span text:style-name="T67">read:/home/jeff </text:span><text:span text:style-name="T106">does not give access to </text:span><text:span text:style-name="T67">read:/home/jeffy, </text:span><text:span text:style-name="T106">but it would give access to </text:span><text:span text:style-name="T67">read:/home/jeff/y</text:span></text:p>
        </text:list-item>
        <text:list-item>
          <text:p text:style-name="P136">Attempt to <text:span text:style-name="T109">get a permission that is not granted to the user. Such things are not asserted (so no error) unless </text:span><text:span text:style-name="T42">nothing </text:span><text:span text:style-name="T83">can be asserted, in which case, an error is raised. <text:s/></text:span><text:span text:style-name="T87">Throwing an exception in such cases is specific to the token type, wlcg. </text:span><text:span text:style-name="T88">A</text:span><text:span text:style-name="T87"> token type </text:span><text:span text:style-name="T88">of </text:span><text:span text:style-name="T21">default</text:span><text:span text:style-name="T87"> does not do this, </text:span><text:span text:style-name="T46">e.g</text:span><text:span text:style-name="T8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15T13:29:01.806786375</meta:creation-date>
    <dc:date>2024-02-01T17:19:10.220273453</dc:date>
    <meta:editing-duration>P57DT1H5M7S</meta:editing-duration>
    <meta:editing-cycles>49</meta:editing-cycles>
    <meta:generator>LibreOffice/6.4.7.2$Linux_X86_64 LibreOffice_project/40$Build-2</meta:generator>
    <meta:document-statistic meta:table-count="5" meta:image-count="0" meta:object-count="0" meta:page-count="12" meta:paragraph-count="367" meta:word-count="2875" meta:character-count="17876" meta:non-whitespace-character-count="14783"/>
  </office:meta>
</office:document-meta>
</file>